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ff99" fo:padding="0.097cm" fo:border="0.05pt solid #000000">
        <style:background-image/>
      </style:table-cell-properties>
    </style:style>
    <style:style style:name="Tabla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006cm"/>
    </style:style>
    <style:style style:name="Table3.B" style:family="table-column">
      <style:table-column-properties style:column-width="14.004cm"/>
    </style:style>
    <style:style style:name="Table3.1" style:family="table-row">
      <style:table-row-properties style:min-row-height="0.492cm"/>
    </style:style>
    <style:style style:name="Table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99" fo:padding="0.097cm" fo:border="0.05pt solid #000000">
        <style:background-image/>
      </style:table-cell-properties>
    </style:style>
    <style:style style:name="Table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006cm"/>
    </style:style>
    <style:style style:name="Table4.B" style:family="table-column">
      <style:table-column-properties style:column-width="14.004cm"/>
    </style:style>
    <style:style style:name="Table4.1" style:family="table-row">
      <style:table-row-properties style:min-row-height="0.492cm"/>
    </style:style>
    <style:style style:name="Table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99" fo:padding="0.097cm" fo:border="0.05pt solid #000000">
        <style:background-image/>
      </style:table-cell-properties>
    </style:style>
    <style:style style:name="Table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006cm"/>
    </style:style>
    <style:style style:name="Table5.B" style:family="table-column">
      <style:table-column-properties style:column-width="14.004cm"/>
    </style:style>
    <style:style style:name="Table5.1" style:family="table-row">
      <style:table-row-properties style:min-row-height="0.492cm"/>
    </style:style>
    <style:style style:name="Table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ff99" fo:padding="0.097cm" fo:border="0.05pt solid #000000">
        <style:background-image/>
      </style:table-cell-properties>
    </style:style>
    <style:style style:name="Table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10" style:family="table-row">
      <style:table-row-properties style:min-row-height="0.631cm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3.006cm"/>
    </style:style>
    <style:style style:name="Tabla3.B" style:family="table-column">
      <style:table-column-properties style:column-width="14.004cm"/>
    </style:style>
    <style:style style:name="Tabla3.1" style:family="table-row">
      <style:table-row-properties style:min-row-height="0.492cm"/>
    </style:style>
    <style:style style:name="Tabla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ff99" fo:padding="0.097cm" fo:border="0.05pt solid #000000">
        <style:background-image/>
      </style:table-cell-properties>
    </style:style>
    <style:style style:name="Tabla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10" style:family="table-row">
      <style:table-row-properties style:min-row-height="0.631cm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3.006cm"/>
    </style:style>
    <style:style style:name="Tabla4.B" style:family="table-column">
      <style:table-column-properties style:column-width="14.004cm"/>
    </style:style>
    <style:style style:name="Tabla4.1" style:family="table-row">
      <style:table-row-properties style:min-row-height="0.492cm"/>
    </style:style>
    <style:style style:name="Tabla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ff99" fo:padding="0.097cm" fo:border="0.05pt solid #000000">
        <style:background-image/>
      </style:table-cell-properties>
    </style:style>
    <style:style style:name="Tabla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10" style:family="table-row">
      <style:table-row-properties style:min-row-height="0.631cm"/>
    </style:style>
    <style:style style:name="Tabla5" style:family="table">
      <style:table-properties style:width="17.009cm" fo:margin-left="0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14.004cm"/>
    </style:style>
    <style:style style:name="Tabla5.1" style:family="table-row">
      <style:table-row-properties style:min-row-height="0.492cm"/>
    </style:style>
    <style:style style:name="Tabla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ffff99" fo:padding="0.097cm" fo:border="0.05pt solid #000000">
        <style:background-image/>
      </style:table-cell-properties>
    </style:style>
    <style:style style:name="Tabla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10" style:family="table-row">
      <style:table-row-properties style:min-row-height="0.631cm"/>
    </style:style>
    <style:style style:name="Tabla6" style:family="table">
      <style:table-properties style:width="17.009cm" fo:margin-left="0cm" table:align="left"/>
    </style:style>
    <style:style style:name="Tabla6.A" style:family="table-column">
      <style:table-column-properties style:column-width="3.006cm"/>
    </style:style>
    <style:style style:name="Tabla6.B" style:family="table-column">
      <style:table-column-properties style:column-width="14.004cm"/>
    </style:style>
    <style:style style:name="Tabla6.1" style:family="table-row">
      <style:table-row-properties style:min-row-height="0.492cm"/>
    </style:style>
    <style:style style:name="Tabla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ffff99" fo:padding="0.097cm" fo:border="0.05pt solid #000000">
        <style:background-image/>
      </style:table-cell-properties>
    </style:style>
    <style:style style:name="Tabla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10" style:family="table-row">
      <style:table-row-properties style:min-row-height="0.63cm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3.006cm"/>
    </style:style>
    <style:style style:name="Table6.B" style:family="table-column">
      <style:table-column-properties style:column-width="14.004cm"/>
    </style:style>
    <style:style style:name="Table6.1" style:family="table-row">
      <style:table-row-properties style:min-row-height="0.492cm"/>
    </style:style>
    <style:style style:name="Table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ffff99" fo:padding="0.097cm" fo:border="0.05pt solid #000000">
        <style:background-image/>
      </style:table-cell-properties>
    </style:style>
    <style:style style:name="Table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10" style:family="table-row">
      <style:table-row-properties style:min-row-height="0.63cm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3.006cm"/>
    </style:style>
    <style:style style:name="Table7.B" style:family="table-column">
      <style:table-column-properties style:column-width="14.004cm"/>
    </style:style>
    <style:style style:name="Table7.1" style:family="table-row">
      <style:table-row-properties style:min-row-height="0.492cm"/>
    </style:style>
    <style:style style:name="Table7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99" fo:padding="0.097cm" fo:border="0.05pt solid #000000">
        <style:background-image/>
      </style:table-cell-properties>
    </style:style>
    <style:style style:name="Table7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10" style:family="table-row">
      <style:table-row-properties style:min-row-height="0.6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158af6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a45ff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bf649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dd451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1bc1c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5d680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64d4e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ecd04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61e73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93c49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ee364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aced4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0116a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8ed7ac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96987f"/>
    </style:style>
    <style:style style:name="P2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3aaa1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ab5d8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b446b6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cec51c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4ea59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bbf0a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fe68b0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2b9af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8b931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b2291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e005a"/>
    </style:style>
    <style:style style:name="P3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f9d72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27ec2c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2bbd34"/>
    </style:style>
    <style:style style:name="P38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officeooo:paragraph-rsid="01050a60" style:font-style-asian="normal" style:font-style-complex="normal"/>
    </style:style>
    <style:style style:name="P40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officeooo:paragraph-rsid="0126242e" style:font-style-asian="normal" style:font-style-complex="normal"/>
    </style:style>
    <style:style style:name="P41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42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officeooo:paragraph-rsid="00dbbf0a" style:font-weight-asian="normal" style:font-weight-complex="normal"/>
    </style:style>
    <style:style style:name="P43" style:family="paragraph" style:parent-style-name="Standard">
      <style:paragraph-properties fo:text-align="justify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44" style:family="paragraph" style:parent-style-name="Standard">
      <style:paragraph-properties fo:text-align="start" style:justify-single-word="false" style:text-autospace="none" style:writing-mode="lr-tb"/>
    </style:style>
    <style:style style:name="P45" style:family="paragraph" style:parent-style-name="Standard">
      <style:paragraph-properties fo:text-align="start" style:justify-single-word="false" style:text-autospace="none" style:writing-mode="lr-tb"/>
      <style:text-properties officeooo:paragraph-rsid="00dbbf0a"/>
    </style:style>
    <style:style style:name="P46" style:family="paragraph" style:parent-style-name="Standard">
      <style:paragraph-properties fo:text-align="justify" style:justify-single-word="false" style:text-autospace="none" style:writing-mode="lr-tb"/>
    </style:style>
    <style:style style:name="P47" style:family="paragraph" style:parent-style-name="Table_20_Contents">
      <style:text-properties fo:language="en" fo:country="US"/>
    </style:style>
    <style:style style:name="P48" style:family="paragraph" style:parent-style-name="Table_20_Contents">
      <style:text-properties fo:language="en" fo:country="US" officeooo:paragraph-rsid="00dbbf0a"/>
    </style:style>
    <style:style style:name="P49" style:family="paragraph" style:parent-style-name="Table_20_Contents">
      <style:text-properties fo:language="en" fo:country="US" officeooo:paragraph-rsid="01050a60"/>
    </style:style>
    <style:style style:name="P50" style:family="paragraph" style:parent-style-name="Table_20_Contents">
      <style:text-properties style:font-name="Times New Roman" fo:language="en" fo:country="US"/>
    </style:style>
    <style:style style:name="P51" style:family="paragraph" style:parent-style-name="Table_20_Contents">
      <style:text-properties style:font-name="Times New Roman" fo:language="en" fo:country="US" officeooo:paragraph-rsid="00dbbf0a"/>
    </style:style>
    <style:style style:name="P52" style:family="paragraph" style:parent-style-name="Table_20_Contents">
      <style:text-properties style:font-name="Times New Roman" fo:language="en" fo:country="US" officeooo:paragraph-rsid="01050a60"/>
    </style:style>
    <style:style style:name="P53" style:family="paragraph" style:parent-style-name="Table_20_Contents">
      <style:text-properties fo:language="en" fo:country="none"/>
    </style:style>
    <style:style style:name="P54" style:family="paragraph" style:parent-style-name="Standard">
      <style:text-properties style:font-name="Times New Roman" fo:language="en" fo:country="none"/>
    </style:style>
    <style:style style:name="P55" style:family="paragraph" style:parent-style-name="Standard">
      <style:text-properties style:font-name="Times New Roman" fo:language="en" fo:country="none" fo:font-weight="normal" style:font-weight-asian="normal" style:font-weight-complex="normal"/>
    </style:style>
    <style:style style:name="P56" style:family="paragraph" style:parent-style-name="Standard">
      <style:text-properties style:font-name="Times New Roman" fo:language="en" fo:country="none" fo:font-weight="normal" officeooo:paragraph-rsid="00dbbf0a" style:font-weight-asian="normal" style:font-weight-complex="normal"/>
    </style:style>
    <style:style style:name="P57" style:family="paragraph" style:parent-style-name="Standard">
      <style:text-properties fo:language="en" fo:country="none"/>
    </style:style>
    <style:style style:name="P58" style:family="paragraph" style:parent-style-name="Standard">
      <style:text-properties officeooo:paragraph-rsid="00dbbf0a"/>
    </style:style>
    <style:style style:name="P59" style:family="paragraph" style:parent-style-name="Standard">
      <style:text-properties officeooo:paragraph-rsid="01050a60"/>
    </style:style>
    <style:style style:name="P60" style:family="paragraph" style:parent-style-name="Standard">
      <style:text-properties style:font-name="Times New Roman" fo:language="en" fo:country="none" fo:font-weight="normal" officeooo:rsid="013313de" officeooo:paragraph-rsid="013313de" style:font-weight-asian="normal" style:font-weight-complex="normal"/>
    </style:style>
    <style:style style:name="P61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109b310" officeooo:paragraph-rsid="0109b31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109b310" officeooo:paragraph-rsid="010a2ee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rsid="010bacab" officeooo:paragraph-rsid="010baca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5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6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7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8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font-style="normal" fo:text-shadow="none" style:text-underline-style="none" fo:font-weight="normal" officeooo:rsid="0135c51c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font-style="normal" fo:text-shadow="none" style:text-underline-style="none" fo:font-weight="normal" officeooo:rsid="0137878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Times New Roman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rsid="00e09ec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4ecf2" style:font-style-asian="italic" style:font-style-complex="italic"/>
    </style:style>
    <style:style style:name="T13" style:family="text">
      <style:text-properties fo:font-style="italic" officeooo:rsid="00176e77" style:font-style-asian="italic" style:font-style-complex="italic"/>
    </style:style>
    <style:style style:name="T14" style:family="text">
      <style:text-properties fo:font-style="italic" officeooo:rsid="001cb9b3" style:font-style-asian="italic" style:font-style-complex="italic"/>
    </style:style>
    <style:style style:name="T15" style:family="text">
      <style:text-properties fo:font-style="italic" officeooo:rsid="0025295b" style:font-style-asian="italic" style:font-style-complex="italic"/>
    </style:style>
    <style:style style:name="T16" style:family="text">
      <style:text-properties fo:font-style="italic" officeooo:rsid="002a45ff" style:font-style-asian="italic" style:font-style-complex="italic"/>
    </style:style>
    <style:style style:name="T17" style:family="text">
      <style:text-properties fo:font-style="italic" officeooo:rsid="0035d680" style:font-style-asian="italic" style:font-style-complex="italic"/>
    </style:style>
    <style:style style:name="T18" style:family="text">
      <style:text-properties fo:font-style="italic" officeooo:rsid="0036858d" style:font-style-asian="italic" style:font-style-complex="italic"/>
    </style:style>
    <style:style style:name="T19" style:family="text">
      <style:text-properties fo:font-style="italic" officeooo:rsid="0038b6be" style:font-style-asian="italic" style:font-style-complex="italic"/>
    </style:style>
    <style:style style:name="T20" style:family="text">
      <style:text-properties fo:font-style="italic" officeooo:rsid="003ac04d" style:font-style-asian="italic" style:font-style-complex="italic"/>
    </style:style>
    <style:style style:name="T21" style:family="text">
      <style:text-properties fo:font-style="italic" officeooo:rsid="003c0da2" style:font-style-asian="italic" style:font-style-complex="italic"/>
    </style:style>
    <style:style style:name="T22" style:family="text">
      <style:text-properties fo:font-style="italic" officeooo:rsid="00502626" style:font-style-asian="italic" style:font-style-complex="italic"/>
    </style:style>
    <style:style style:name="T23" style:family="text">
      <style:text-properties fo:font-style="italic" officeooo:rsid="00527082" style:font-style-asian="italic" style:font-style-complex="italic"/>
    </style:style>
    <style:style style:name="T24" style:family="text">
      <style:text-properties fo:font-style="italic" officeooo:rsid="005dc129" style:font-style-asian="italic" style:font-style-complex="italic"/>
    </style:style>
    <style:style style:name="T25" style:family="text">
      <style:text-properties fo:font-style="italic" officeooo:rsid="00725227" style:font-style-asian="italic" style:font-style-complex="italic"/>
    </style:style>
    <style:style style:name="T26" style:family="text">
      <style:text-properties fo:font-style="italic" officeooo:rsid="0076c063" style:font-style-asian="italic" style:font-style-complex="italic"/>
    </style:style>
    <style:style style:name="T27" style:family="text">
      <style:text-properties fo:font-style="italic" officeooo:rsid="0081e63f" style:font-style-asian="italic" style:font-style-complex="italic"/>
    </style:style>
    <style:style style:name="T28" style:family="text">
      <style:text-properties fo:font-style="italic" officeooo:rsid="008fa3eb" style:font-style-asian="italic" style:font-style-complex="italic"/>
    </style:style>
    <style:style style:name="T29" style:family="text">
      <style:text-properties fo:font-style="italic" officeooo:rsid="0097fd07" style:font-style-asian="italic" style:font-style-complex="italic"/>
    </style:style>
    <style:style style:name="T30" style:family="text">
      <style:text-properties fo:font-style="italic" officeooo:rsid="009f5133" style:font-style-asian="italic" style:font-style-complex="italic"/>
    </style:style>
    <style:style style:name="T31" style:family="text">
      <style:text-properties fo:font-style="italic" officeooo:rsid="00a3d45b" style:font-style-asian="italic" style:font-style-complex="italic"/>
    </style:style>
    <style:style style:name="T32" style:family="text">
      <style:text-properties fo:font-style="italic" officeooo:rsid="00e10d36" style:font-style-asian="italic" style:font-style-complex="italic"/>
    </style:style>
    <style:style style:name="T33" style:family="text">
      <style:text-properties fo:font-style="italic" officeooo:rsid="00f3f525" style:font-style-asian="italic" style:font-style-complex="italic"/>
    </style:style>
    <style:style style:name="T34" style:family="text">
      <style:text-properties fo:font-style="italic" officeooo:rsid="00f5476c" style:font-style-asian="italic" style:font-style-complex="italic"/>
    </style:style>
    <style:style style:name="T35" style:family="text">
      <style:text-properties fo:font-style="italic" officeooo:rsid="00fc6a67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66f83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e8f88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2bf649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officeooo:rsid="0081e63f" style:font-style-asian="italic" style:font-style-complex="italic"/>
    </style:style>
    <style:style style:name="T41" style:family="text">
      <style:text-properties fo:font-style="italic" style:text-underline-style="none" officeooo:rsid="00895078" style:font-style-asian="italic" style:font-style-complex="italic"/>
    </style:style>
    <style:style style:name="T42" style:family="text">
      <style:text-properties fo:font-style="italic" style:text-underline-style="none" officeooo:rsid="002a45ff" style:font-style-asian="italic" style:font-style-complex="italic"/>
    </style:style>
    <style:style style:name="T43" style:family="text">
      <style:text-properties fo:font-style="italic" style:text-underline-style="none" officeooo:rsid="00b66510" style:font-style-asian="italic" style:font-style-complex="italic"/>
    </style:style>
    <style:style style:name="T44" style:family="text">
      <style:text-properties fo:font-style="italic" style:text-underline-style="none" officeooo:rsid="00b7d218" style:font-style-asian="italic" style:font-style-complex="italic"/>
    </style:style>
    <style:style style:name="T45" style:family="text">
      <style:text-properties fo:font-style="italic" style:text-underline-style="none" officeooo:rsid="00c445e1" style:font-style-asian="italic" style:font-style-complex="italic"/>
    </style:style>
    <style:style style:name="T46" style:family="text">
      <style:text-properties fo:font-style="italic" style:text-underline-style="none" officeooo:rsid="00d02a6d" style:font-style-asian="italic" style:font-style-complex="italic"/>
    </style:style>
    <style:style style:name="T47" style:family="text">
      <style:text-properties fo:font-style="italic" style:text-underline-style="none" officeooo:rsid="00c071ce" style:font-style-asian="italic" style:font-style-complex="italic"/>
    </style:style>
    <style:style style:name="T48" style:family="text">
      <style:text-properties fo:font-style="italic" style:text-underline-style="none" officeooo:rsid="01005340" style:font-style-asian="italic" style:font-style-complex="italic"/>
    </style:style>
    <style:style style:name="T49" style:family="text">
      <style:text-properties fo:font-style="italic" style:text-underline-style="none" officeooo:rsid="0100b22f" style:font-style-asian="italic" style:font-style-complex="italic"/>
    </style:style>
    <style:style style:name="T50" style:family="text">
      <style:text-properties fo:font-style="italic" style:text-underline-style="none" officeooo:rsid="01038b1f" style:font-style-asian="italic" style:font-style-complex="italic"/>
    </style:style>
    <style:style style:name="T51" style:family="text">
      <style:text-properties fo:font-style="italic" style:text-underline-style="none" officeooo:rsid="0035d680" style:font-style-asian="italic" style:font-style-complex="italic"/>
    </style:style>
    <style:style style:name="T52" style:family="text">
      <style:text-properties fo:font-style="italic" style:text-underline-style="none" officeooo:rsid="011704d2" style:font-style-asian="italic" style:font-style-complex="italic"/>
    </style:style>
    <style:style style:name="T53" style:family="text">
      <style:text-properties fo:font-style="italic" style:text-underline-style="none" officeooo:rsid="00f5476c" style:font-style-asian="italic" style:font-style-complex="italic"/>
    </style:style>
    <style:style style:name="T54" style:family="text">
      <style:text-properties fo:font-style="italic" style:text-underline-style="none" officeooo:rsid="0036858d" style:font-style-asian="italic" style:font-style-complex="italic"/>
    </style:style>
    <style:style style:name="T55" style:family="text">
      <style:text-properties fo:font-style="italic" style:text-underline-style="none" officeooo:rsid="011b2291" style:font-style-asian="italic" style:font-style-complex="italic"/>
    </style:style>
    <style:style style:name="T56" style:family="text">
      <style:text-properties fo:font-style="italic" style:text-underline-style="none" officeooo:rsid="003ac04d" style:font-style-asian="italic" style:font-style-complex="italic"/>
    </style:style>
    <style:style style:name="T57" style:family="text">
      <style:text-properties fo:font-style="italic" style:text-underline-style="none" officeooo:rsid="003c0da2" style:font-style-asian="italic" style:font-style-complex="italic"/>
    </style:style>
    <style:style style:name="T58" style:family="text">
      <style:text-properties fo:font-style="italic" style:text-underline-style="none" officeooo:rsid="01232c21" style:font-style-asian="italic" style:font-style-complex="italic"/>
    </style:style>
    <style:style style:name="T59" style:family="text">
      <style:text-properties fo:font-style="italic" style:text-underline-style="none" officeooo:rsid="00502626" style:font-style-asian="italic" style:font-style-complex="italic"/>
    </style:style>
    <style:style style:name="T60" style:family="text">
      <style:text-properties fo:font-style="italic" style:text-underline-style="none" officeooo:rsid="0127ec2c" style:font-style-asian="italic" style:font-style-complex="italic"/>
    </style:style>
    <style:style style:name="T61" style:family="text">
      <style:text-properties fo:font-style="italic" style:text-underline-style="none" fo:font-weight="normal" officeooo:rsid="00d4ea59" style:font-style-asian="italic" style:font-weight-asian="normal" style:font-style-complex="italic" style:font-weight-complex="normal"/>
    </style:style>
    <style:style style:name="T62" style:family="text">
      <style:text-properties fo:language="en" fo:country="US"/>
    </style:style>
    <style:style style:name="T63" style:family="text">
      <style:text-properties fo:language="en" fo:country="none"/>
    </style:style>
    <style:style style:name="T64" style:family="text">
      <style:text-properties fo:language="en" fo:country="none" fo:font-style="italic" style:font-style-asian="italic" style:font-style-complex="italic"/>
    </style:style>
    <style:style style:name="T65" style:family="text">
      <style:text-properties fo:language="en" fo:country="none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language="en" fo:country="none" fo:font-style="normal" style:font-style-asian="normal" style:font-style-complex="normal"/>
    </style:style>
    <style:style style:name="T67" style:family="text">
      <style:text-properties fo:language="en" fo:country="none" fo:font-weight="normal" style:font-weight-asian="normal" style:font-weight-complex="normal"/>
    </style:style>
    <style:style style:name="T68" style:family="text">
      <style:text-properties fo:language="en" fo:country="none" officeooo:rsid="00e0c253"/>
    </style:style>
    <style:style style:name="T69" style:family="text">
      <style:text-properties style:font-name="Times New Roman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officeooo:rsid="00895078"/>
    </style:style>
    <style:style style:name="T73" style:family="text">
      <style:text-properties style:text-underline-style="none" officeooo:rsid="0110522f"/>
    </style:style>
    <style:style style:name="T74" style:family="text">
      <style:text-properties style:text-underline-style="none" officeooo:rsid="01125833"/>
    </style:style>
    <style:style style:name="T75" style:family="text">
      <style:text-properties style:text-underline-style="none" officeooo:rsid="011735d5"/>
    </style:style>
    <style:style style:name="T76" style:family="text">
      <style:text-properties style:text-underline-style="none" officeooo:rsid="01242999"/>
    </style:style>
    <style:style style:name="T77" style:family="text">
      <style:text-properties style:text-underline-style="none" officeooo:rsid="00158af6"/>
    </style:style>
    <style:style style:name="T78" style:family="text">
      <style:text-properties style:text-underline-style="none" officeooo:rsid="0127a52f"/>
    </style:style>
    <style:style style:name="T79" style:family="text">
      <style:text-properties style:text-underline-style="none" officeooo:rsid="0127ec2c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176e77" style:font-style-asian="normal" style:font-style-complex="normal"/>
    </style:style>
    <style:style style:name="T82" style:family="text">
      <style:text-properties fo:font-style="normal" officeooo:rsid="0019c9be" style:font-style-asian="normal" style:font-style-complex="normal"/>
    </style:style>
    <style:style style:name="T83" style:family="text">
      <style:text-properties fo:font-style="normal" officeooo:rsid="001b6069" style:font-style-asian="normal" style:font-style-complex="normal"/>
    </style:style>
    <style:style style:name="T84" style:family="text">
      <style:text-properties fo:font-style="normal" officeooo:rsid="001e8f88" style:font-style-asian="normal" style:font-style-complex="normal"/>
    </style:style>
    <style:style style:name="T85" style:family="text">
      <style:text-properties fo:font-style="normal" officeooo:rsid="002054ca" style:font-style-asian="normal" style:font-style-complex="normal"/>
    </style:style>
    <style:style style:name="T86" style:family="text">
      <style:text-properties fo:font-style="normal" officeooo:rsid="00236ac4" style:font-style-asian="normal" style:font-style-complex="normal"/>
    </style:style>
    <style:style style:name="T87" style:family="text">
      <style:text-properties fo:font-style="normal" officeooo:rsid="0026b4fd" style:font-style-asian="normal" style:font-style-complex="normal"/>
    </style:style>
    <style:style style:name="T88" style:family="text">
      <style:text-properties fo:font-style="normal" officeooo:rsid="002a45ff" style:font-style-asian="normal" style:font-style-complex="normal"/>
    </style:style>
    <style:style style:name="T89" style:family="text">
      <style:text-properties fo:font-style="normal" officeooo:rsid="00158af6" style:font-style-asian="normal" style:font-style-complex="normal"/>
    </style:style>
    <style:style style:name="T90" style:family="text">
      <style:text-properties fo:font-style="normal" officeooo:rsid="002bf649" style:font-style-asian="normal" style:font-style-complex="normal"/>
    </style:style>
    <style:style style:name="T91" style:family="text">
      <style:text-properties fo:font-style="normal" officeooo:rsid="0034645c" style:font-style-asian="normal" style:font-style-complex="normal"/>
    </style:style>
    <style:style style:name="T92" style:family="text">
      <style:text-properties fo:font-style="normal" officeooo:rsid="0035d680" style:font-style-asian="normal" style:font-style-complex="normal"/>
    </style:style>
    <style:style style:name="T93" style:family="text">
      <style:text-properties fo:font-style="normal" officeooo:rsid="003642cb" style:font-style-asian="normal" style:font-style-complex="normal"/>
    </style:style>
    <style:style style:name="T94" style:family="text">
      <style:text-properties fo:font-style="normal" officeooo:rsid="0036cc9c" style:font-style-asian="normal" style:font-style-complex="normal"/>
    </style:style>
    <style:style style:name="T95" style:family="text">
      <style:text-properties fo:font-style="normal" officeooo:rsid="0038b6be" style:font-style-asian="normal" style:font-style-complex="normal"/>
    </style:style>
    <style:style style:name="T96" style:family="text">
      <style:text-properties fo:font-style="normal" officeooo:rsid="003c0da2" style:font-style-asian="normal" style:font-style-complex="normal"/>
    </style:style>
    <style:style style:name="T97" style:family="text">
      <style:text-properties fo:font-style="normal" officeooo:rsid="003ecd04" style:font-style-asian="normal" style:font-style-complex="normal"/>
    </style:style>
    <style:style style:name="T98" style:family="text">
      <style:text-properties fo:font-style="normal" officeooo:rsid="004049c5" style:font-style-asian="normal" style:font-style-complex="normal"/>
    </style:style>
    <style:style style:name="T99" style:family="text">
      <style:text-properties fo:font-style="normal" officeooo:rsid="0040790f" style:font-style-asian="normal" style:font-style-complex="normal"/>
    </style:style>
    <style:style style:name="T100" style:family="text">
      <style:text-properties fo:font-style="normal" officeooo:rsid="004d0cdc" style:font-style-asian="normal" style:font-style-complex="normal"/>
    </style:style>
    <style:style style:name="T101" style:family="text">
      <style:text-properties fo:font-style="normal" officeooo:rsid="00533783" style:font-style-asian="normal" style:font-style-complex="normal"/>
    </style:style>
    <style:style style:name="T102" style:family="text">
      <style:text-properties fo:font-style="normal" officeooo:rsid="005f11e7" style:font-style-asian="normal" style:font-style-complex="normal"/>
    </style:style>
    <style:style style:name="T103" style:family="text">
      <style:text-properties fo:font-style="normal" officeooo:rsid="006214ff" style:font-style-asian="normal" style:font-style-complex="normal"/>
    </style:style>
    <style:style style:name="T104" style:family="text">
      <style:text-properties fo:font-style="normal" officeooo:rsid="0068c8a1" style:font-style-asian="normal" style:font-style-complex="normal"/>
    </style:style>
    <style:style style:name="T105" style:family="text">
      <style:text-properties fo:font-style="normal" officeooo:rsid="006e2696" style:font-style-asian="normal" style:font-style-complex="normal"/>
    </style:style>
    <style:style style:name="T106" style:family="text">
      <style:text-properties fo:font-style="normal" officeooo:rsid="0076c063" style:font-style-asian="normal" style:font-style-complex="normal"/>
    </style:style>
    <style:style style:name="T107" style:family="text">
      <style:text-properties fo:font-style="normal" officeooo:rsid="007c4e82" style:font-style-asian="normal" style:font-style-complex="normal"/>
    </style:style>
    <style:style style:name="T108" style:family="text">
      <style:text-properties fo:font-style="normal" officeooo:rsid="007d2599" style:font-style-asian="normal" style:font-style-complex="normal"/>
    </style:style>
    <style:style style:name="T109" style:family="text">
      <style:text-properties fo:font-style="normal" officeooo:rsid="00803391" style:font-style-asian="normal" style:font-style-complex="normal"/>
    </style:style>
    <style:style style:name="T110" style:family="text">
      <style:text-properties fo:font-style="normal" officeooo:rsid="008d0fcc" style:font-style-asian="normal" style:font-style-complex="normal"/>
    </style:style>
    <style:style style:name="T111" style:family="text">
      <style:text-properties fo:font-style="normal" officeooo:rsid="0097fd07" style:font-style-asian="normal" style:font-style-complex="normal"/>
    </style:style>
    <style:style style:name="T112" style:family="text">
      <style:text-properties fo:font-style="normal" officeooo:rsid="009f5133" style:font-style-asian="normal" style:font-style-complex="normal"/>
    </style:style>
    <style:style style:name="T113" style:family="text">
      <style:text-properties fo:font-style="normal" officeooo:rsid="00a339f5" style:font-style-asian="normal" style:font-style-complex="normal"/>
    </style:style>
    <style:style style:name="T114" style:family="text">
      <style:text-properties fo:font-style="normal" officeooo:rsid="00e493d2" style:font-style-asian="normal" style:font-style-complex="normal"/>
    </style:style>
    <style:style style:name="T115" style:family="text">
      <style:text-properties fo:font-style="normal" officeooo:rsid="00e673a1" style:font-style-asian="normal" style:font-style-complex="normal"/>
    </style:style>
    <style:style style:name="T116" style:family="text">
      <style:text-properties fo:font-style="normal" officeooo:rsid="00ea602d" style:font-style-asian="normal" style:font-style-complex="normal"/>
    </style:style>
    <style:style style:name="T117" style:family="text">
      <style:text-properties fo:font-style="normal" officeooo:rsid="00ebe594" style:font-style-asian="normal" style:font-style-complex="normal"/>
    </style:style>
    <style:style style:name="T118" style:family="text">
      <style:text-properties fo:font-style="normal" officeooo:rsid="00ef2dfa" style:font-style-asian="normal" style:font-style-complex="normal"/>
    </style:style>
    <style:style style:name="T119" style:family="text">
      <style:text-properties fo:font-style="normal" officeooo:rsid="00efe99b" style:font-style-asian="normal" style:font-style-complex="normal"/>
    </style:style>
    <style:style style:name="T120" style:family="text">
      <style:text-properties fo:font-style="normal" officeooo:rsid="00f140a1" style:font-style-asian="normal" style:font-style-complex="normal"/>
    </style:style>
    <style:style style:name="T121" style:family="text">
      <style:text-properties fo:font-style="normal" officeooo:rsid="00f1fce5" style:font-style-asian="normal" style:font-style-complex="normal"/>
    </style:style>
    <style:style style:name="T122" style:family="text">
      <style:text-properties fo:font-style="normal" officeooo:rsid="00f66365" style:font-style-asian="normal" style:font-style-complex="normal"/>
    </style:style>
    <style:style style:name="T123" style:family="text">
      <style:text-properties fo:font-style="normal" officeooo:rsid="00f94402" style:font-style-asian="normal" style:font-style-complex="normal"/>
    </style:style>
    <style:style style:name="T124" style:family="text">
      <style:text-properties fo:font-style="normal" officeooo:rsid="00f95f4c" style:font-style-asian="normal" style:font-style-complex="normal"/>
    </style:style>
    <style:style style:name="T125" style:family="text">
      <style:text-properties fo:font-style="normal" officeooo:rsid="00f98cda" style:font-style-asian="normal" style:font-style-complex="normal"/>
    </style:style>
    <style:style style:name="T126" style:family="text">
      <style:text-properties fo:font-style="normal" officeooo:rsid="00f9f872" style:font-style-asian="normal" style:font-style-complex="normal"/>
    </style:style>
    <style:style style:name="T127" style:family="text">
      <style:text-properties fo:font-style="normal" officeooo:rsid="00fdfa3d" style:font-style-asian="normal" style:font-style-complex="normal"/>
    </style:style>
    <style:style style:name="T128" style:family="text">
      <style:text-properties fo:font-style="normal" fo:font-weight="normal" officeooo:rsid="001e8f8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bf649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2dd45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1bc1c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3ecd0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42a60e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461e7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493c49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7d2599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922b14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97fd0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aab5d8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ad341a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ad902f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12d00c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2d58c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2f56b4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officeooo:rsid="00a628ed" style:font-style-asian="normal" style:font-style-complex="normal"/>
    </style:style>
    <style:style style:name="T146" style:family="text">
      <style:text-properties fo:font-style="normal" style:text-underline-style="none" officeooo:rsid="00b42f67" style:font-style-asian="normal" style:font-style-complex="normal"/>
    </style:style>
    <style:style style:name="T147" style:family="text">
      <style:text-properties fo:font-style="normal" style:text-underline-style="none" officeooo:rsid="00158af6" style:font-style-asian="normal" style:font-style-complex="normal"/>
    </style:style>
    <style:style style:name="T148" style:family="text">
      <style:text-properties fo:font-style="normal" style:text-underline-style="none" officeooo:rsid="00b7d218" style:font-style-asian="normal" style:font-style-complex="normal"/>
    </style:style>
    <style:style style:name="T149" style:family="text">
      <style:text-properties fo:font-style="normal" style:text-underline-style="none" officeooo:rsid="00babeb1" style:font-style-asian="normal" style:font-style-complex="normal"/>
    </style:style>
    <style:style style:name="T150" style:family="text">
      <style:text-properties fo:font-style="normal" style:text-underline-style="none" officeooo:rsid="00bc6743" style:font-style-asian="normal" style:font-style-complex="normal"/>
    </style:style>
    <style:style style:name="T151" style:family="text">
      <style:text-properties fo:font-style="normal" style:text-underline-style="none" officeooo:rsid="00bdefec" style:font-style-asian="normal" style:font-style-complex="normal"/>
    </style:style>
    <style:style style:name="T152" style:family="text">
      <style:text-properties fo:font-style="normal" style:text-underline-style="none" officeooo:rsid="00be51a5" style:font-style-asian="normal" style:font-style-complex="normal"/>
    </style:style>
    <style:style style:name="T153" style:family="text">
      <style:text-properties fo:font-style="normal" style:text-underline-style="none" officeooo:rsid="00c071ce" style:font-style-asian="normal" style:font-style-complex="normal"/>
    </style:style>
    <style:style style:name="T154" style:family="text">
      <style:text-properties fo:font-style="normal" style:text-underline-style="none" officeooo:rsid="00c445e1" style:font-style-asian="normal" style:font-style-complex="normal"/>
    </style:style>
    <style:style style:name="T155" style:family="text">
      <style:text-properties fo:font-style="normal" style:text-underline-style="none" officeooo:rsid="00ce562b" style:font-style-asian="normal" style:font-style-complex="normal"/>
    </style:style>
    <style:style style:name="T156" style:family="text">
      <style:text-properties fo:font-style="normal" style:text-underline-style="none" officeooo:rsid="00803391" style:font-style-asian="normal" style:font-style-complex="normal"/>
    </style:style>
    <style:style style:name="T157" style:family="text">
      <style:text-properties fo:font-style="normal" style:text-underline-style="none" officeooo:rsid="01001350" style:font-style-asian="normal" style:font-style-complex="normal"/>
    </style:style>
    <style:style style:name="T158" style:family="text">
      <style:text-properties fo:font-style="normal" style:text-underline-style="none" officeooo:rsid="01125833" style:font-style-asian="normal" style:font-style-complex="normal"/>
    </style:style>
    <style:style style:name="T159" style:family="text">
      <style:text-properties fo:font-style="normal" style:text-underline-style="none" officeooo:rsid="0034645c" style:font-style-asian="normal" style:font-style-complex="normal"/>
    </style:style>
    <style:style style:name="T160" style:family="text">
      <style:text-properties fo:font-style="normal" style:text-underline-style="none" officeooo:rsid="0035d680" style:font-style-asian="normal" style:font-style-complex="normal"/>
    </style:style>
    <style:style style:name="T161" style:family="text">
      <style:text-properties fo:font-style="normal" style:text-underline-style="none" officeooo:rsid="011335cf" style:font-style-asian="normal" style:font-style-complex="normal"/>
    </style:style>
    <style:style style:name="T162" style:family="text">
      <style:text-properties fo:font-style="normal" style:text-underline-style="none" officeooo:rsid="0114efbf" style:font-style-asian="normal" style:font-style-complex="normal"/>
    </style:style>
    <style:style style:name="T163" style:family="text">
      <style:text-properties fo:font-style="normal" style:text-underline-style="none" officeooo:rsid="003642cb" style:font-style-asian="normal" style:font-style-complex="normal"/>
    </style:style>
    <style:style style:name="T164" style:family="text">
      <style:text-properties fo:font-style="normal" style:text-underline-style="none" officeooo:rsid="00f66365" style:font-style-asian="normal" style:font-style-complex="normal"/>
    </style:style>
    <style:style style:name="T165" style:family="text">
      <style:text-properties fo:font-style="normal" style:text-underline-style="none" officeooo:rsid="003ecd04" style:font-style-asian="normal" style:font-style-complex="normal"/>
    </style:style>
    <style:style style:name="T166" style:family="text">
      <style:text-properties fo:font-style="normal" style:text-underline-style="none" officeooo:rsid="0036cc9c" style:font-style-asian="normal" style:font-style-complex="normal"/>
    </style:style>
    <style:style style:name="T167" style:family="text">
      <style:text-properties fo:font-style="normal" style:text-underline-style="none" officeooo:rsid="0038b6be" style:font-style-asian="normal" style:font-style-complex="normal"/>
    </style:style>
    <style:style style:name="T168" style:family="text">
      <style:text-properties fo:font-style="normal" style:text-underline-style="none" officeooo:rsid="011b2291" style:font-style-asian="normal" style:font-style-complex="normal"/>
    </style:style>
    <style:style style:name="T169" style:family="text">
      <style:text-properties fo:font-style="normal" style:text-underline-style="none" officeooo:rsid="011c4ee4" style:font-style-asian="normal" style:font-style-complex="normal"/>
    </style:style>
    <style:style style:name="T170" style:family="text">
      <style:text-properties fo:font-style="normal" style:text-underline-style="none" officeooo:rsid="00f94402" style:font-style-asian="normal" style:font-style-complex="normal"/>
    </style:style>
    <style:style style:name="T171" style:family="text">
      <style:text-properties fo:font-style="normal" style:text-underline-style="none" officeooo:rsid="011f9d72" style:font-style-asian="normal" style:font-style-complex="normal"/>
    </style:style>
    <style:style style:name="T172" style:family="text">
      <style:text-properties fo:font-style="normal" style:text-underline-style="none" officeooo:rsid="003c0da2" style:font-style-asian="normal" style:font-style-complex="normal"/>
    </style:style>
    <style:style style:name="T173" style:family="text">
      <style:text-properties fo:font-style="normal" style:text-underline-style="none" officeooo:rsid="0127ec2c" style:font-style-asian="normal" style:font-style-complex="normal"/>
    </style:style>
    <style:style style:name="T174" style:family="text">
      <style:text-properties fo:font-style="normal" style:text-underline-style="none" fo:font-weight="normal" officeooo:rsid="00b7d218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d3b5ad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c071ce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493c49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30c4ac" style:font-style-asian="normal" style:font-weight-asian="normal" style:font-style-complex="normal" style:font-weight-complex="normal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158af6" style:font-weight-asian="normal" style:font-weight-complex="normal"/>
    </style:style>
    <style:style style:name="T182" style:family="text">
      <style:text-properties fo:font-weight="normal" officeooo:rsid="00493c49" style:font-weight-asian="normal" style:font-weight-complex="normal"/>
    </style:style>
    <style:style style:name="T183" style:family="text">
      <style:text-properties officeooo:rsid="00146af2"/>
    </style:style>
    <style:style style:name="T184" style:family="text">
      <style:text-properties officeooo:rsid="00158af6"/>
    </style:style>
    <style:style style:name="T185" style:family="text">
      <style:text-properties officeooo:rsid="005a8f40"/>
    </style:style>
    <style:style style:name="T186" style:family="text">
      <style:text-properties officeooo:rsid="00d90523"/>
    </style:style>
    <style:style style:name="T187" style:family="text">
      <style:text-properties officeooo:rsid="00da4d63"/>
    </style:style>
    <style:style style:name="T188" style:family="text">
      <style:text-properties officeooo:rsid="00dd3105"/>
    </style:style>
    <style:style style:name="T189" style:family="text">
      <style:text-properties officeooo:rsid="00de13e3"/>
    </style:style>
    <style:style style:name="T190" style:family="text">
      <style:text-properties officeooo:rsid="00debd3d"/>
    </style:style>
    <style:style style:name="T191" style:family="text">
      <style:text-properties officeooo:rsid="01039ea9"/>
    </style:style>
    <style:style style:name="T192" style:family="text">
      <style:text-properties officeooo:rsid="0106f6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7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47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47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47">Date</text:p>
          </table:table-cell>
          <table:table-cell table:style-name="Tabla1.B2" office:value-type="string">
            <text:p text:style-name="P50">2014-05-07</text:p>
          </table:table-cell>
        </table:table-row>
        <table:table-row>
          <table:table-cell table:style-name="Tabla1.A2" office:value-type="string">
            <text:p text:style-name="P47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47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47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47">Normal flow</text:p>
          </table:table-cell>
          <table:table-cell table:style-name="Tabla1.B2" office:value-type="string">
            <text:list xml:id="list2541668864498700075" text:style-name="L1">
              <text:list-item>
                <text:p text:style-name="P61">The actor requesting registration option.</text:p>
              </text:list-item>
              <text:list-item>
                <text:p text:style-name="P61">The system displays a registration form.</text:p>
              </text:list-item>
              <text:list-item>
                <text:p text:style-name="P61">The actor fill out the form by typing in text fields: the name, surnames,</text:p>
                <text:p text:style-name="P68"><text:span text:style-name="T1"><text:s/></text:span><text:span text:style-name="T4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3">a</text:span><text:span text:style-name="T2"> select</text:span><text:span text:style-name="T1"> whose options are student and teacher.</text:span></text:p>
              </text:list-item>
            </text:list>
            <text:list xml:id="list6910605621546206402" text:style-name="L2">
              <text:list-item>
                <text:list>
                  <text:list-item>
                    <text:p text:style-name="P65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6132394884710336519" text:style-name="L3">
              <text:list-item>
                <text:list>
                  <text:list-item>
                    <text:list>
                      <text:list-item>
                        <text:p text:style-name="P66"><text:bookmark text:name="result_box2"/><text:bookmark text:name="result_box3"/>The system extends the form.</text:p>
                      </text:list-item>
                      <text:list-item>
                        <text:p text:style-name="P67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7"><text:s text:c="12"/>3.2. <text:s text:c="12"/><text:span text:style-name="T62">The actor clicks the teacher option</text:span></text:p>
            <text:p text:style-name="P7"><text:span text:style-name="T62"><text:s text:c="18"/></text:span><text:span text:style-name="T62">3.2.1. <text:s text:c="8"/>The system extends the form.</text:span></text:p>
            <text:p text:style-name="P8"><text:span text:style-name="T5"><text:s text:c="18"/>3.2.</text:span><text:span text:style-name="T5">2</text:span><text:span text:style-name="T5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8"><text:s text:c="5"/>4. <text:s text:c="2"/><text:span text:style-name="T1">The actor clicks the </text:span><text:span text:style-name="T6">Register</text:span><text:span text:style-name="T1"> button.</text:span></text:p>
            <text:p text:style-name="P8"><text:span text:style-name="T1"><text:s text:c="5"/>5. <text:s text:c="3"/></text:span><text:span text:style-name="T1">The system validates all fields.</text:span></text:p>
            <text:p text:style-name="P8"><text:bookmark text:name="result_box8"/><text:span text:style-name="T1"><text:s text:c="5"/>6. <text:s text:c="3"/></text:span><text:span text:style-name="T1">The system makes an insert on the table </text:span><text:span text:style-name="T6">User</text:span><text:span text:style-name="T1">, </text:span><text:span text:style-name="T6">Student</text:span><text:span text:style-name="T1"> or </text:span><text:span text:style-name="T6">Teacher</text:span><text:span text:style-name="T1"> and the <text:s text:c="3"/></text:span><text:span text:style-name="T6">R</text:span><text:span text:style-name="T6">anking</text:span><text:span text:style-name="T1">.</text:span></text:p>
            <text:p text:style-name="P8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6">Registro satisfactorio</text:span><text:span text:style-name="T1">.</text:span></text:p>
            <text:p text:style-name="P8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47">Alternative flow</text:p>
          </table:table-cell>
          <table:table-cell table:style-name="Tabla1.B2" office:value-type="string">
            <text:p text:style-name="P47"><text:span text:style-name="T69">5.1. </text:span><text:bookmark text:name="result_box12"/><text:span text:style-name="T63">The system finds some incorrect data. Displays an error message telling the </text:span><text:span text:style-name="T63">a</text:span><text:span text:style-name="T63">ctor the error </text:span><text:bookmark text:name="result_box13"/><text:span text:style-name="T63">and marking the field in red.</text:span></text:p>
          </table:table-cell>
        </table:table-row>
        <table:table-row>
          <table:table-cell table:style-name="Tabla1.A2" office:value-type="string">
            <text:p text:style-name="P47">Postconditions</text:p>
          </table:table-cell>
          <table:table-cell table:style-name="Tabla1.B2" office:value-type="string">
            <text:p text:style-name="P54"><text:bookmark text:name="result_box14"/>The actor is registered in the system (present in the table <text:span text:style-name="T11">User</text:span>, <text:span text:style-name="T11">Student</text:span> or <text:span text:style-name="T11">Teacher</text:span> and <text:span text:style-name="T11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7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47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47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47">Date</text:p>
          </table:table-cell>
          <table:table-cell table:style-name="Table1.B2" office:value-type="string">
            <text:p text:style-name="P50">2014-05-07</text:p>
          </table:table-cell>
        </table:table-row>
        <table:table-row>
          <table:table-cell table:style-name="Table1.A2" office:value-type="string">
            <text:p text:style-name="P47">Description</text:p>
          </table:table-cell>
          <table:table-cell table:style-name="Table1.B2" office:value-type="string">
            <text:p text:style-name="P4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47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47">Preconditions</text:p>
          </table:table-cell>
          <table:table-cell table:style-name="Table1.B2" office:value-type="string">
            <text:p text:style-name="P4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47">Normal flow</text:p>
          </table:table-cell>
          <table:table-cell table:style-name="Table1.B2" office:value-type="string">
            <text:p text:style-name="P4"><text:bookmark text:name="result_box20"/>1. The actor requested the option to log in.</text:p>
            <text:p text:style-name="P8"><text:span text:style-name="T7">2. </text:span><text:bookmark text:name="result_box22"/>The system displays the form of logging</text:p>
            <text:p text:style-name="P8"><text:span text:style-name="T7">3. </text:span><text:bookmark text:name="result_box23"/>The actor enters his username and password.</text:p>
            <text:p text:style-name="P8"><text:bookmark text:name="result_box24"/><text:span text:style-name="T7">4. </text:span><text:span text:style-name="T7">The actor clicks the button "</text:span><text:span text:style-name="T7">Entrar</text:span><text:span text:style-name="T7">".</text:span></text:p>
            <text:p text:style-name="P8"><text:span text:style-name="T7">5. </text:span><text:bookmark text:name="result_box26"/><text:span text:style-name="T7">The system verifies that the user is present in the DB.</text:span></text:p>
            <text:p text:style-name="P8"><text:span text:style-name="T7">6. </text:span><text:span text:style-name="T7">The system to open the session</text:span></text:p>
            <text:p text:style-name="P8"><text:span text:style-name="T7">7. </text:span><text:bookmark text:name="result_box27"/><text:span text:style-name="T7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47">Alternative flow</text:p>
          </table:table-cell>
          <table:table-cell table:style-name="Table1.B2" office:value-type="string">
            <text:p text:style-name="P47"><text:span text:style-name="T63">5.1</text:span><text:bookmark text:name="result_box28"/><text:span text:style-name="T63">. The system detects that the user is not present in the DB.</text:span></text:p>
            <text:p text:style-name="P47"><text:span text:style-name="T63">5.2. </text:span><text:bookmark text:name="result_box30"/><text:span text:style-name="T63">The system shows the actor an error message: </text:span><text:span text:style-name="T64">Nombre de usuario y/o contraseña no válidas.</text:span></text:p>
            <text:p text:style-name="P47"><text:span text:style-name="T66">5.3. </text:span><text:bookmark text:name="result_box32"/><text:span text:style-name="T63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47">Postconditions</text:p>
          </table:table-cell>
          <table:table-cell table:style-name="Table1.B2" office:value-type="string">
            <text:p text:style-name="P54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7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47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47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47">Date</text:p>
          </table:table-cell>
          <table:table-cell table:style-name="Table2.B2" office:value-type="string">
            <text:p text:style-name="P50">2014-05-07</text:p>
          </table:table-cell>
        </table:table-row>
        <table:table-row>
          <table:table-cell table:style-name="Table2.A2" office:value-type="string">
            <text:p text:style-name="P47">Description</text:p>
          </table:table-cell>
          <table:table-cell table:style-name="Table2.B2" office:value-type="string">
            <text:p text:style-name="P4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47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47">Preconditions</text:p>
          </table:table-cell>
          <table:table-cell table:style-name="Table2.B2" office:value-type="string">
            <text:p text:style-name="P4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47">Normal flow</text:p>
          </table:table-cell>
          <table:table-cell table:style-name="Table2.B2" office:value-type="string">
            <text:p text:style-name="P8"><text:span text:style-name="T7">1. </text:span><text:bookmark text:name="result_box35"/><text:span text:style-name="T7">The actor displayed page authenticated users.</text:span></text:p>
            <text:p text:style-name="P8"><text:span text:style-name="T7">2. </text:span><text:bookmark text:name="result_box36"/><text:span text:style-name="T7">The actor performs the functionality </text:span><text:span text:style-name="T7">he</text:span><text:span text:style-name="T7"> want</text:span><text:span text:style-name="T7">s</text:span></text:p>
          </table:table-cell>
        </table:table-row>
        <table:table-row>
          <table:table-cell table:style-name="Table2.A2" office:value-type="string">
            <text:p text:style-name="P47">Alternative flow</text:p>
          </table:table-cell>
          <table:table-cell table:style-name="Table2.B2" office:value-type="string">
            <text:p text:style-name="P53">Nothing</text:p>
          </table:table-cell>
        </table:table-row>
        <table:table-row>
          <table:table-cell table:style-name="Table2.A2" office:value-type="string">
            <text:p text:style-name="P47">Postconditions</text:p>
          </table:table-cell>
          <table:table-cell table:style-name="Table2.B2" office:value-type="string">
            <text:p text:style-name="P54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7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47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47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47">Date</text:p>
          </table:table-cell>
          <table:table-cell table:style-name="Tabla2.B2" office:value-type="string">
            <text:p text:style-name="P50">2014-05-07</text:p>
          </table:table-cell>
        </table:table-row>
        <table:table-row>
          <table:table-cell table:style-name="Tabla2.A2" office:value-type="string">
            <text:p text:style-name="P47">Description</text:p>
          </table:table-cell>
          <table:table-cell table:style-name="Tabla2.B2" office:value-type="string">
            <text:p text:style-name="P4"><text:bookmark text:name="result_box7"/>The actor can view, modify and delete his profile.</text:p>
          </table:table-cell>
        </table:table-row>
        <table:table-row>
          <table:table-cell table:style-name="Tabla2.A2" office:value-type="string">
            <text:p text:style-name="P47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47">Preconditions</text:p>
          </table:table-cell>
          <table:table-cell table:style-name="Tabla2.B2" office:value-type="string">
            <text:p text:style-name="P4">The user session must be open.</text:p>
          </table:table-cell>
        </table:table-row>
        <table:table-row>
          <table:table-cell table:style-name="Tabla2.A2" office:value-type="string">
            <text:p text:style-name="P47">Normal flow</text:p>
          </table:table-cell>
          <table:table-cell table:style-name="Tabla2.B2" office:value-type="string">
            <text:p text:style-name="P4"><text:bookmark text:name="result_box15"/>1. The actor requested the option to manage their profile</text:p>
            <text:p text:style-name="P8"><text:bookmark text:name="result_box16"/><text:span text:style-name="T7">2. </text:span><text:bookmark text:name="result_box6"/><text:span text:style-name="T7">The system has five forms, filled. The first contains the attributes of the student (table </text:span><text:span text:style-name="T8">User</text:span><text:span text:style-name="T7"> and </text:span><text:span text:style-name="T8">Student</text:span><text:span text:style-name="T7">), the second contains the attributes of the student ranking of a specific game (read only fields), the third in another and so, successively. In addition, the bottom, we have two buttons, namely </text:span><text:span text:style-name="T8">Guardar</text:span><text:span text:style-name="T7"> and </text:span><text:span text:style-name="T8">Eliminar cuenta</text:span><text:span text:style-name="T7">.</text:span></text:p>
            <text:p text:style-name="P4"><text:bookmark text:name="result_box17"/><text:s text:c="7"/>2.1. The actor displays his profile data</text:p>
            <text:p text:style-name="P4"><text:bookmark text:name="result_box25"/><text:s text:c="7"/>2.2. The actor modifies any of his profile data (first form)</text:p>
            <text:p text:style-name="P8"><text:bookmark text:name="result_box31"/><text:span text:style-name="T7"><text:s text:c="16"/>2.2.1. The actor clicks the </text:span><text:span text:style-name="T8">Guardar</text:span><text:span text:style-name="T7"> button.</text:span></text:p>
            <text:p text:style-name="P4"><text:bookmark text:name="result_box37"/><text:s text:c="16"/>2.2.2. The system validates the data.</text:p>
            <text:p text:style-name="P8"><text:bookmark text:name="result_box21"/><text:span text:style-name="T7"><text:s text:c="16"/>2.2.3. </text:span><text:bookmark text:name="result_box59"/><text:span text:style-name="T7">The system updates the active user (stored in the session).</text:span></text:p>
            <text:p text:style-name="P8"><text:bookmark text:name="result_box29"/><text:s text:c="16"/>2.2.4. The system displays the screen <text:span text:style-name="T11">Tu perfil ha sido modificado <text:s text:c="40"/>. <text:s text:c="13"/>correctamente</text:span>.</text:p>
            <text:p text:style-name="P8"><text:bookmark text:name="result_box38"/><text:s text:c="7"/>2.3. The actor clicks the <text:span text:style-name="T11">Eliminar cuenta</text:span> button.</text:p>
            <text:p text:style-name="P8"><text:s text:c="16"/>2.3.1. <text:bookmark text:name="result_box41"/>The system launches a <text:span text:style-name="T11">confirm</text:span> to the actor asking if he is sure he <text:s/>. <text:s text:c="14"/>wants to delete his account.</text:p>
            <text:p text:style-name="P8"><text:bookmark text:name="result_box39"/><text:s text:c="16"/>2.3.2. The system makes a <text:span text:style-name="T11">DELETE</text:span> table <text:span text:style-name="T11">User</text:span>, <text:span text:style-name="T11">Student</text:span>. And <text:s/>also, last <text:s/>. <text:s text:c="14"/>four <text:span text:style-name="T11">DELETE's</text:span> on the table <text:span text:style-name="T11">Ranking</text:span> eliminating the rankings <text:s text:c="39"/>. <text:s text:c="14"/>associated actor.</text:p>
            <text:p text:style-name="P8"><text:s text:c="16"/>2.3.3. The system close the user session.</text:p>
            <text:p text:style-name="P8"><text:bookmark text:name="result_box40"/><text:s text:c="16"/>2.3.4. The system shows the actor the message <text:span text:style-name="T11">Tu cuenta ha sido <text:s text:c="29"/>. <text:s text:c="14"/>eliminada correctamente </text:span><text:span text:style-name="T80">(alert)</text:span>.</text:p>
            <text:p text:style-name="P8"><text:s text:c="16"/>2.3.5. <text:bookmark text:name="result_box42"/>The system redirects the web to the home page.</text:p>
          </table:table-cell>
        </table:table-row>
        <table:table-row>
          <table:table-cell table:style-name="Tabla2.A2" office:value-type="string">
            <text:p text:style-name="P47">Alternative flow</text:p>
          </table:table-cell>
          <table:table-cell table:style-name="Tabla2.B2" office:value-type="string">
            <text:p text:style-name="P53">2.2.2.1. <text:bookmark text:name="result_box44"/>The system discovers that some data is incorrect.</text:p>
            <text:p text:style-name="P53">2.2.2.2. <text:bookmark text:name="result_box45"/>The system displays an error message indicating the errors found.</text:p>
            <text:p text:style-name="P53"><text:span text:style-name="T70">2.2.2.3. </text:span><text:bookmark text:name="result_box46"/>The system puts the wrong fields in red.</text:p>
            <text:p text:style-name="P53">2.3.1.1. <text:bookmark text:name="result_box47"/>The actor has indicated a "no" on the "confirm".</text:p>
          </table:table-cell>
        </table:table-row>
        <table:table-row>
          <table:table-cell table:style-name="Tabla2.A2" office:value-type="string">
            <text:p text:style-name="P47">Postconditions</text:p>
          </table:table-cell>
          <table:table-cell table:style-name="Tabla2.B2" office:value-type="string">
            <text:p text:style-name="P57"><text:bookmark text:name="result_box43"/><text:span text:style-name="T69">If the actor has not just looked at </text:span><text:span text:style-name="T69">his</text:span><text:span text:style-name="T69"> profile, </text:span><text:bookmark text:name="result_box61"/>the user stored in the session must have been modifi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7">Code</text:p>
          </table:table-cell>
          <table:table-cell table:style-name="Table3.B1" office:value-type="string">
            <text:p text:style-name="P1">UC05</text:p>
          </table:table-cell>
        </table:table-row>
        <table:table-row>
          <table:table-cell table:style-name="Table3.A2" office:value-type="string">
            <text:p text:style-name="P47">Name</text:p>
          </table:table-cell>
          <table:table-cell table:style-name="Table3.B2" office:value-type="string">
            <text:p text:style-name="P1">Play the game of counting the number of syllables</text:p>
          </table:table-cell>
        </table:table-row>
        <table:table-row>
          <table:table-cell table:style-name="Table3.A2" office:value-type="string">
            <text:p text:style-name="P47">Author</text:p>
          </table:table-cell>
          <table:table-cell table:style-name="Table3.B2" office:value-type="string">
            <text:p text:style-name="P1">Sergio Baena López</text:p>
          </table:table-cell>
        </table:table-row>
        <table:table-row>
          <table:table-cell table:style-name="Table3.A2" office:value-type="string">
            <text:p text:style-name="P47">Date</text:p>
          </table:table-cell>
          <table:table-cell table:style-name="Table3.B2" office:value-type="string">
            <text:p text:style-name="P50">2014-05-08</text:p>
          </table:table-cell>
        </table:table-row>
        <table:table-row>
          <table:table-cell table:style-name="Table3.A2" office:value-type="string">
            <text:p text:style-name="P47">Description</text:p>
          </table:table-cell>
          <table:table-cell table:style-name="Table3.B2" office:value-type="string">
            <text:p text:style-name="P4">The actor plays <text:span text:style-name="T62">the game of counting the number of syllables</text:span></text:p>
          </table:table-cell>
        </table:table-row>
        <table:table-row>
          <table:table-cell table:style-name="Table3.A2" office:value-type="string">
            <text:p text:style-name="P47">Actors</text:p>
          </table:table-cell>
          <table:table-cell table:style-name="Table3.B2" office:value-type="string">
            <text:p text:style-name="P1">Student</text:p>
          </table:table-cell>
        </table:table-row>
        <table:table-row>
          <table:table-cell table:style-name="Table3.A2" office:value-type="string">
            <text:p text:style-name="P47">Preconditions</text:p>
          </table:table-cell>
          <table:table-cell table:style-name="Table3.B2" office:value-type="string">
            <text:p text:style-name="P4">The user session must be open.</text:p>
          </table:table-cell>
        </table:table-row>
        <table:table-row>
          <table:table-cell table:style-name="Table3.A2" office:value-type="string">
            <text:p text:style-name="P47">Normal flow</text:p>
          </table:table-cell>
          <table:table-cell table:style-name="Table3.B2" office:value-type="string">
            <text:p text:style-name="P8"><text:bookmark text:name="result_box48"/>1. The actor requested the option to play this game.</text:p>
            <text:p text:style-name="P8">2. <text:bookmark text:name="result_box49"/>The system shows, first, a text decribes the game (<text:span text:style-name="T11">short_description</text:span>), second game scores (<text:span text:style-name="T11">p</text:span><text:span text:style-name="T11">unctuation_at_the_first_attempt</text:span> and <text:span text:style-name="T11">p</text:span><text:span text:style-name="T11">unctuation_at_the_second_attempt</text:span>) and, finally, two buttons, namely, <text:span text:style-name="T11">Jugar ahora</text:span> and <text:span text:style-name="T11">Ver reglas</text:span>.</text:p>
            <text:p text:style-name="P8"><text:s text:c="8"/>2.1. <text:bookmark text:name="result_box50"/>The actor clicks the <text:span text:style-name="T11">Jugar ahora</text:span> button.</text:p>
            <text:p text:style-name="P8"><text:s text:c="18"/>2.1.1. <text:bookmark text:name="result_box51"/>The system changes the contents by a word (from the DB), the <text:s text:c="4"/>. <text:s text:c="16"/>time remaining to the actor, and the number of attempts.</text:p>
            <text:p text:style-name="P8"><text:s text:c="17"/>2.1.2. <text:bookmark text:name="result_box53"/>The actor press the number of syllables believes there within <text:s text:c="8"/>. <text:s text:c="16"/>time.</text:p>
            <text:p text:style-name="P8"><text:s text:c="18"/>2.1.3. <text:bookmark text:name="result_box54"/>The system indicates that the actor has correctly the word.</text:p>
            <text:p text:style-name="P8"><text:s text:c="18"/>2.1.4. <text:bookmark text:name="result_box55"/>The system displayed again a new word, and thus successively.</text:p>
            <text:p text:style-name="P8"><text:s text:c="18"/>2.1.5. <text:bookmark text:name="result_box57"/>The system displays the end of the game, statistics of this game <text:s text:c="3"/>. <text:s text:c="16"/>and statistics every game. <text:bookmark text:name="result_box58"/>The bottom, there will be a button to play <text:s text:c="4"/>. <text:s text:c="16"/>again.</text:p>
            <text:p text:style-name="P8"><text:s text:c="7"/>2.2. The actor clicks the <text:span text:style-name="T11">Ver reglas</text:span> button.</text:p>
            <text:p text:style-name="P8"><text:s text:c="18"/>2.2.1. <text:bookmark text:name="result_box60"/>The system shows the actor rules of the game together with a <text:s text:c="19"/>. <text:s text:c="16"/>button <text:span text:style-name="T11">Jugar ahora</text:span>.</text:p>
          </table:table-cell>
        </table:table-row>
        <table:table-row>
          <table:table-cell table:style-name="Table3.A2" office:value-type="string">
            <text:p text:style-name="P47">Alternative flow</text:p>
          </table:table-cell>
          <table:table-cell table:style-name="Table3.B2" office:value-type="string">
            <text:p text:style-name="P53">2.1.1.1. <text:bookmark text:name="result_box62"/>The actor does not press a key on the time his has.</text:p>
            <text:p text:style-name="P53">2.1.1.2.<text:bookmark text:name="result_box63"/> The actor lost an attempt or loses this word. <text:bookmark text:name="result_box65"/>If lost, a new word appears.</text:p>
            <text:p text:style-name="P53">2.1.2.1. <text:bookmark text:name="result_box52"/>The system indicates that it is wrong and adds one more try.</text:p>
            <text:p text:style-name="P53">2.1.2.2. <text:bookmark text:name="result_box56"/>The system indicates that the actor has pressed a key that is not a number.</text:p>
          </table:table-cell>
        </table:table-row>
        <table:table-row>
          <table:table-cell table:style-name="Table3.A2" office:value-type="string">
            <text:p text:style-name="P47">Postconditions</text:p>
          </table:table-cell>
          <table:table-cell table:style-name="Table3.B2" office:value-type="string">
            <text:p text:style-name="P54"><text:bookmark text:name="result_box67"/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7">Code</text:p>
          </table:table-cell>
          <table:table-cell table:style-name="Table4.B1" office:value-type="string">
            <text:p text:style-name="P1">UC06</text:p>
          </table:table-cell>
        </table:table-row>
        <table:table-row>
          <table:table-cell table:style-name="Table4.A2" office:value-type="string">
            <text:p text:style-name="P47">Name</text:p>
          </table:table-cell>
          <table:table-cell table:style-name="Table4.B2" office:value-type="string">
            <text:p text:style-name="P1">Play the game to find monosyllabic words</text:p>
          </table:table-cell>
        </table:table-row>
        <table:table-row>
          <table:table-cell table:style-name="Table4.A2" office:value-type="string">
            <text:p text:style-name="P47">Author</text:p>
          </table:table-cell>
          <table:table-cell table:style-name="Table4.B2" office:value-type="string">
            <text:p text:style-name="P1">Sergio Baena López</text:p>
          </table:table-cell>
        </table:table-row>
        <table:table-row>
          <table:table-cell table:style-name="Table4.A2" office:value-type="string">
            <text:p text:style-name="P47">Date</text:p>
          </table:table-cell>
          <table:table-cell table:style-name="Table4.B2" office:value-type="string">
            <text:p text:style-name="P50">2014-05-08</text:p>
          </table:table-cell>
        </table:table-row>
        <table:table-row>
          <table:table-cell table:style-name="Table4.A2" office:value-type="string">
            <text:p text:style-name="P47">Description</text:p>
          </table:table-cell>
          <table:table-cell table:style-name="Table4.B2" office:value-type="string">
            <text:p text:style-name="P4">The actor plays <text:span text:style-name="T62">the game to find monosyllabic words</text:span></text:p>
          </table:table-cell>
        </table:table-row>
        <table:table-row>
          <table:table-cell table:style-name="Table4.A2" office:value-type="string">
            <text:p text:style-name="P47">Actors</text:p>
          </table:table-cell>
          <table:table-cell table:style-name="Table4.B2" office:value-type="string">
            <text:p text:style-name="P1">Student</text:p>
          </table:table-cell>
        </table:table-row>
        <table:table-row>
          <table:table-cell table:style-name="Table4.A2" office:value-type="string">
            <text:p text:style-name="P47">Preconditions</text:p>
          </table:table-cell>
          <table:table-cell table:style-name="Table4.B2" office:value-type="string">
            <text:p text:style-name="P4">The user session must be open.</text:p>
          </table:table-cell>
        </table:table-row>
        <table:table-row>
          <table:table-cell table:style-name="Table4.A2" office:value-type="string">
            <text:p text:style-name="P47">Normal flow</text:p>
          </table:table-cell>
          <table:table-cell table:style-name="Table4.B2" office:value-type="string">
            <text:p text:style-name="P8">1. The actor requested the option to play this game.</text:p>
            <text:p text:style-name="P8">2. <text:bookmark text:name="result_box492"/>The system shows, first, a text decribes the game (<text:span text:style-name="T11">short_description</text:span>), second game scores (<text:span text:style-name="T11">p</text:span><text:span text:style-name="T11">unctuation_at_the_first_attempt</text:span> and, finally, two buttons, namely, <text:span text:style-name="T11">Jugar ahora</text:span> and <text:span text:style-name="T11">Ver reglas</text:span>.</text:p>
            <text:p text:style-name="P8"><text:s text:c="9"/>2.1. <text:bookmark text:name="result_box502"/>The actor clicks the <text:span text:style-name="T11">Jugar ahora</text:span> button.</text:p>
            <text:p text:style-name="P8"><text:s text:c="18"/>2.1.1. <text:bookmark text:name="result_box69"/>The system displays a list of words with some monosyllabic <text:s text:c="19"/>. <text:s text:c="16"/>with a checkbox next to her, then the time remaining and, finally, the <text:s text:c="23"/>. <text:s text:c="16"/><text:span text:style-name="T11">Aceptar</text:span> button.</text:p>
            <text:p text:style-name="P8"><text:s text:c="18"/>2.1.2. <text:bookmark text:name="result_box70"/>The actor checks the words believes appropriate.</text:p>
            <text:p text:style-name="P8"><text:s text:c="18"/>2.1.3. <text:bookmark text:name="result_box75"/>The actor clicks the <text:span text:style-name="T11">Aceptar</text:span> within the proper time.</text:p>
            <text:p text:style-name="P8"><text:s text:c="18"/>2.1.4. <text:bookmark text:name="result_box77"/>The system indicates that your choice is correct.</text:p>
            <text:p text:style-name="P8"><text:s text:c="18"/>2.1.5. <text:bookmark text:name="result_box552"/>The system displayed again a new list of words, and thus <text:s text:c="26"/>. <text:s text:c="16"/>successively.</text:p>
            <text:p text:style-name="P8"><text:s text:c="18"/>2.1.6. <text:bookmark text:name="result_box572"/>The system displays the end of the game, statistics of this game <text:s text:c="3"/>. <text:s text:c="16"/>and statistics every game. <text:bookmark text:name="result_box582"/>The bottom, there will be a button to play <text:s text:c="4"/>. <text:s text:c="16"/>again.</text:p>
            <text:p text:style-name="P8"><text:s text:c="11"/>2.2. The actor clicks the <text:span text:style-name="T11">Ver reglas</text:span> button.</text:p>
            <text:p text:style-name="P8"><text:span text:style-name="T179"><text:s text:c="17"/></text:span><text:span text:style-name="T180"><text:s/></text:span><text:span text:style-name="T180">2.2.1. </text:span><text:bookmark text:name="result_box602"/><text:span text:style-name="T180">The system shows the actor rules of the game together with </text:span><text:span text:style-name="T180">a</text:span><text:span text:style-name="T180"> <text:s text:c="17"/>. <text:s text:c="16"/>button </text:span><text:span text:style-name="T36">Jugar ahora</text:span><text:span text:style-name="T180">.</text:span></text:p>
          </table:table-cell>
        </table:table-row>
        <table:table-row>
          <table:table-cell table:style-name="Table4.A2" office:value-type="string">
            <text:p text:style-name="P47">Alternative flow</text:p>
          </table:table-cell>
          <table:table-cell table:style-name="Table4.B2" office:value-type="string">
            <text:p text:style-name="P53">2.1.2.1. <text:bookmark text:name="result_box79"/>The actor did not click the <text:span text:style-name="T11">Aceptar </text:span>button and the time is already past.</text:p>
            <text:p text:style-name="P53">2.1.2.2. <text:bookmark text:name="result_box80"/>The system shown any successful word</text:p>
            <text:p text:style-name="P53">2.1.2.3. <text:bookmark text:name="result_box81"/>The system again displays a list of words and thus successively.</text:p>
            <text:p text:style-name="P8">2.1.3.1. <text:bookmark text:name="result_box82"/>The system indicates that the selected words do not correspond to 100%.</text:p>
            <text:p text:style-name="P8">2.1.3.2. <text:s/><text:bookmark text:name="result_box811"/>The system again displays a list of words and thus successively.</text:p>
          </table:table-cell>
        </table:table-row>
        <table:table-row>
          <table:table-cell table:style-name="Table4.A2" office:value-type="string">
            <text:p text:style-name="P47">Postconditions</text:p>
          </table:table-cell>
          <table:table-cell table:style-name="Table4.B2" office:value-type="string">
            <text:p text:style-name="P54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7">Code</text:p>
          </table:table-cell>
          <table:table-cell table:style-name="Table5.B1" office:value-type="string">
            <text:p text:style-name="P1">UC07</text:p>
          </table:table-cell>
        </table:table-row>
        <table:table-row>
          <table:table-cell table:style-name="Table5.A2" office:value-type="string">
            <text:p text:style-name="P47">Name</text:p>
          </table:table-cell>
          <table:table-cell table:style-name="Table5.B2" office:value-type="string">
            <text:p text:style-name="P1">Play the game of cataloging words by acute, plain or antepenultimate.</text:p>
          </table:table-cell>
        </table:table-row>
        <table:table-row>
          <table:table-cell table:style-name="Table5.A2" office:value-type="string">
            <text:p text:style-name="P47">Author</text:p>
          </table:table-cell>
          <table:table-cell table:style-name="Table5.B2" office:value-type="string">
            <text:p text:style-name="P1">Sergio Baena López</text:p>
          </table:table-cell>
        </table:table-row>
        <table:table-row>
          <table:table-cell table:style-name="Table5.A2" office:value-type="string">
            <text:p text:style-name="P47">Date</text:p>
          </table:table-cell>
          <table:table-cell table:style-name="Table5.B2" office:value-type="string">
            <text:p text:style-name="P50">2014-05-08</text:p>
          </table:table-cell>
        </table:table-row>
        <table:table-row>
          <table:table-cell table:style-name="Table5.A2" office:value-type="string">
            <text:p text:style-name="P47">Description</text:p>
          </table:table-cell>
          <table:table-cell table:style-name="Table5.B2" office:value-type="string">
            <text:p text:style-name="P4">The actor plays <text:span text:style-name="T62">he game </text:span><text:span text:style-name="T62">of cataloging words by acute, plain or antepenultimate.</text:span></text:p>
          </table:table-cell>
        </table:table-row>
        <table:table-row>
          <table:table-cell table:style-name="Table5.A2" office:value-type="string">
            <text:p text:style-name="P47">Actors</text:p>
          </table:table-cell>
          <table:table-cell table:style-name="Table5.B2" office:value-type="string">
            <text:p text:style-name="P1">Student</text:p>
          </table:table-cell>
        </table:table-row>
        <table:table-row>
          <table:table-cell table:style-name="Table5.A2" office:value-type="string">
            <text:p text:style-name="P47">Preconditions</text:p>
          </table:table-cell>
          <table:table-cell table:style-name="Table5.B2" office:value-type="string">
            <text:p text:style-name="P4">The user session must be open.</text:p>
          </table:table-cell>
        </table:table-row>
        <table:table-row>
          <table:table-cell table:style-name="Table5.A2" office:value-type="string">
            <text:p text:style-name="P47">Normal flow</text:p>
          </table:table-cell>
          <table:table-cell table:style-name="Table5.B2" office:value-type="string">
            <text:p text:style-name="P8">1. The actor requested the option to play this game.</text:p>
            <text:p text:style-name="P8"><text:span text:style-name="T180">2. The system shows, first, a text decribes the game (</text:span><text:span text:style-name="T36">short_description</text:span><text:span text:style-name="T180">), second game scores (</text:span><text:span text:style-name="T36">p</text:span><text:span text:style-name="T36">unctuation_at_the_first_attempt</text:span><text:span text:style-name="T180"> and </text:span><text:span text:style-name="T36">p</text:span><text:span text:style-name="T36">unctuation_at_the_second_attempt</text:span><text:span text:style-name="T180">) and, finally, two buttons, namely, </text:span><text:span text:style-name="T36">Jugar ahora</text:span><text:span text:style-name="T180"> and </text:span><text:span text:style-name="T36">Ver reglas</text:span><text:span text:style-name="T180">.</text:span></text:p>
            <text:p text:style-name="P8"><text:span text:style-name="T180"><text:s text:c="12"/>2.1. </text:span><text:bookmark text:name="result_box5022"/><text:span text:style-name="T180">The actor clicks the </text:span><text:span text:style-name="T36">Jugar ahora</text:span><text:span text:style-name="T180"> button.</text:span></text:p>
            <text:p text:style-name="P8"><text:span text:style-name="T180"><text:s text:c="22"/>2.1.1. </text:span><text:bookmark text:name="result_box84"/><text:span text:style-name="T180">The system displays a word, three options (acute, flat and <text:s text:c="24"/>. <text:s text:c="20"/>antepenultimate) along with a radiobutton, the remaining time <text:s text:c="18"/>. <text:s text:c="20"/>and the number of attempts.</text:span></text:p>
            <text:p text:style-name="P8"><text:span text:style-name="T180"><text:s text:c="22"/>2.1.2. </text:span><text:bookmark text:name="result_box85"/><text:span text:style-name="T180">The actor checked an option within the correct time interval.</text:span></text:p>
            <text:p text:style-name="P8"><text:span text:style-name="T180"><text:s text:c="22"/>2.1.3. </text:span><text:bookmark text:name="result_box86"/><text:span text:style-name="T180">The system verifies that it is a valid response.</text:span></text:p>
            <text:p text:style-name="P8"><text:span text:style-name="T180"><text:s text:c="22"/>2.1.4. </text:span><text:bookmark text:name="result_box87"/><text:span text:style-name="T180">The system reports that the answer is correct.</text:span></text:p>
            <text:p text:style-name="P8"><text:span text:style-name="T180"><text:s text:c="22"/>2.2.5. </text:span><text:span text:style-name="T180">The system displayed again a new word, and thus <text:s text:c="40"/>. <text:s text:c="20"/>successively.</text:span></text:p>
            <text:p text:style-name="P8"><text:span text:style-name="T180"><text:s text:c="22"/>2.1.6. <text:s/></text:span><text:bookmark text:name="result_box5722"/><text:span text:style-name="T180">The system displays the end of the game, statistics of this <text:s text:c="22"/>. <text:s text:c="20"/>game and statistics every game. </text:span><text:bookmark text:name="result_box5822"/><text:span text:style-name="T180">The bottom, there will be a button <text:s text:c="19"/>. <text:s text:c="20"/>to play again.</text:span></text:p>
            <text:p text:style-name="P8"><text:s text:c="12"/>2.2. The actor clicks the <text:span text:style-name="T11">Ver reglas</text:span> button.</text:p>
            <text:p text:style-name="P8"><text:span text:style-name="T179"><text:s text:c="17"/></text:span><text:span text:style-name="T180"><text:s text:c="5"/></text:span><text:span text:style-name="T180">2.2.1. The system shows the actor rules of the game together with </text:span><text:span text:style-name="T180">a</text:span><text:span text:style-name="T180"> <text:s text:c="17"/>. <text:s text:c="20"/>button </text:span><text:span text:style-name="T36">Jugar ahora</text:span><text:span text:style-name="T180">.</text:span></text:p>
          </table:table-cell>
        </table:table-row>
        <table:table-row>
          <table:table-cell table:style-name="Table5.A2" office:value-type="string">
            <text:p text:style-name="P47">Alternative flow</text:p>
          </table:table-cell>
          <table:table-cell table:style-name="Table5.B2" office:value-type="string">
            <text:p text:style-name="P8"><text:span text:style-name="T180">2.1.1.1. </text:span><text:bookmark text:name="result_box89"/><text:span text:style-name="T180">The actor does not check any option on all the time.</text:span></text:p>
            <text:p text:style-name="P44"><text:bookmark text:name="result_box64"/><text:span text:style-name="T67">2.1.1.2. </text:span><text:span text:style-name="T63">The system tells the actor that the time is over and it increases a try.</text:span> </text:p>
            <text:p text:style-name="P44"><text:bookmark text:name="result_box66"/><text:s text:c="11"/>2.1.1.2.1. <text:span text:style-name="T63">Step </text:span><text:span text:style-name="T64">2.1.1</text:span><text:span text:style-name="T63"> runs if more attempts are not possible.</text:span> </text:p>
            <text:p text:style-name="P44"><text:bookmark text:name="result_box68"/><text:s text:c="11"/>2.1.1.2.2. <text:span text:style-name="T63">The system deselects the radiobutton, put back a new time and <text:s text:c="21"/>. <text:s text:c="9"/>indicates that now is the second attempt. All this, in case a possible retry.</text:span> </text:p>
            <text:p text:style-name="P44"><text:bookmark text:name="result_box71"/><text:s text:c="21"/>2.1.1.2.2.1. <text:span text:style-name="T66">It runs from step </text:span><text:span text:style-name="T64">2.1.1</text:span><text:span text:style-name="T66">. </text:span></text:p>
            <text:p text:style-name="P38"><text:bookmark text:name="result_box72"/>2.1.3.1. The system indicates that it is not the right answer.</text:p>
            <text:p text:style-name="P38"><text:bookmark text:name="result_box73"/>2.1.3.2. The system increases a try. </text:p>
            <text:p text:style-name="P44"><text:bookmark text:name="result_box74"/><text:span text:style-name="T63">2.1.3.3. It runs what it contains step 2.1.1.2</text:span> </text:p>
          </table:table-cell>
        </table:table-row>
        <table:table-row table:style-name="Table5.10">
          <table:table-cell table:style-name="Table5.A2" office:value-type="string">
            <text:p text:style-name="P47">Postconditions</text:p>
          </table:table-cell>
          <table:table-cell table:style-name="Table5.B2" office:value-type="string">
            <text:p text:style-name="P54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47">Code</text:p>
          </table:table-cell>
          <table:table-cell table:style-name="Tabla3.B1" office:value-type="string">
            <text:p text:style-name="P1">UC08</text:p>
          </table:table-cell>
        </table:table-row>
        <table:table-row>
          <table:table-cell table:style-name="Tabla3.A2" office:value-type="string">
            <text:p text:style-name="P47">Name</text:p>
          </table:table-cell>
          <table:table-cell table:style-name="Tabla3.B2" office:value-type="string">
            <text:p text:style-name="P1">Play the game to indicate whether that words has an accent or not</text:p>
          </table:table-cell>
        </table:table-row>
        <table:table-row>
          <table:table-cell table:style-name="Tabla3.A2" office:value-type="string">
            <text:p text:style-name="P47">Author</text:p>
          </table:table-cell>
          <table:table-cell table:style-name="Tabla3.B2" office:value-type="string">
            <text:p text:style-name="P1">Sergio Baena López</text:p>
          </table:table-cell>
        </table:table-row>
        <table:table-row>
          <table:table-cell table:style-name="Tabla3.A2" office:value-type="string">
            <text:p text:style-name="P47">Date</text:p>
          </table:table-cell>
          <table:table-cell table:style-name="Tabla3.B2" office:value-type="string">
            <text:p text:style-name="P50">2014-05-08</text:p>
          </table:table-cell>
        </table:table-row>
        <table:table-row>
          <table:table-cell table:style-name="Tabla3.A2" office:value-type="string">
            <text:p text:style-name="P47">Description</text:p>
          </table:table-cell>
          <table:table-cell table:style-name="Tabla3.B2" office:value-type="string">
            <text:p text:style-name="P4">The actor plays<text:span text:style-name="T62"> the game to indicate whether that words has an accent or not</text:span></text:p>
          </table:table-cell>
        </table:table-row>
        <table:table-row>
          <table:table-cell table:style-name="Tabla3.A2" office:value-type="string">
            <text:p text:style-name="P47">Actors</text:p>
          </table:table-cell>
          <table:table-cell table:style-name="Tabla3.B2" office:value-type="string">
            <text:p text:style-name="P1">Student</text:p>
          </table:table-cell>
        </table:table-row>
        <table:table-row>
          <table:table-cell table:style-name="Tabla3.A2" office:value-type="string">
            <text:p text:style-name="P47">Preconditions</text:p>
          </table:table-cell>
          <table:table-cell table:style-name="Tabla3.B2" office:value-type="string">
            <text:p text:style-name="P4">The user session must be open.</text:p>
          </table:table-cell>
        </table:table-row>
        <table:table-row>
          <table:table-cell table:style-name="Tabla3.A2" office:value-type="string">
            <text:p text:style-name="P47">Normal flow</text:p>
          </table:table-cell>
          <table:table-cell table:style-name="Tabla3.B2" office:value-type="string">
            <text:p text:style-name="P8">1. The actor requested the option to play this game.</text:p>
            <text:p text:style-name="P8"><text:span text:style-name="T180">2. The system shows, first, a text decribes the game (</text:span><text:span text:style-name="T36">short_description</text:span><text:span text:style-name="T180">), second game scores (</text:span><text:span text:style-name="T36">punctuation_at_the_first_attempt</text:span><text:span text:style-name="T180">) and, finally, two buttons, namely, </text:span><text:span text:style-name="T36">Jugar ahora</text:span><text:span text:style-name="T180"> and </text:span><text:span text:style-name="T36">Ver reglas</text:span><text:span text:style-name="T180">.</text:span></text:p>
            <text:p text:style-name="P8"><text:span text:style-name="T180"><text:s text:c="12"/>2.1. </text:span><text:bookmark text:name="result_box50221"/><text:span text:style-name="T180">The actor clicks the </text:span><text:span text:style-name="T36">Jugar ahora</text:span><text:span text:style-name="T180"> button.</text:span></text:p>
            <text:p text:style-name="P8"><text:span text:style-name="T180"><text:s text:c="22"/>2.1.1. </text:span><text:bookmark text:name="result_box841"/><text:span text:style-name="T180">The system displays a word, three options </text:span><text:span text:style-name="T36">(Tiene acento, No <text:s text:c="3"/>. <text:s text:c="20"/>tiene acento)</text:span><text:span text:style-name="T180"> along with a radiobutton, the remaining time <text:s text:c="18"/>. <text:s text:c="20"/></text:span><text:span text:style-name="T71">and the number of attempts.</text:span></text:p>
            <text:p text:style-name="P8"><text:span text:style-name="T180"><text:s text:c="22"/>2.1.2. </text:span><text:bookmark text:name="result_box851"/><text:span text:style-name="T180">The actor checked an option within the correct time interval.</text:span></text:p>
            <text:p text:style-name="P8"><text:span text:style-name="T180"><text:s text:c="22"/>2.1.3. </text:span><text:bookmark text:name="result_box861"/><text:span text:style-name="T180">The system verifies that it is a valid response.</text:span></text:p>
            <text:p text:style-name="P8"><text:span text:style-name="T180"><text:s text:c="22"/>2.1.4. </text:span><text:bookmark text:name="result_box871"/><text:span text:style-name="T180">The system reports that the answer is correct.</text:span></text:p>
            <text:p text:style-name="P41"><text:s text:c="22"/>2.2.5. The system displayed again a new word, and thus <text:s text:c="40"/>. <text:s text:c="20"/>successively.</text:p>
            <text:p text:style-name="P8"><text:span text:style-name="T180"><text:s text:c="22"/>2.1.6. <text:s/></text:span><text:bookmark text:name="result_box57221"/><text:span text:style-name="T180">The system displays the end of the game, statistics of this <text:s text:c="22"/>. <text:s text:c="20"/>game and statistics every game. </text:span><text:bookmark text:name="result_box58221"/><text:span text:style-name="T180">The bottom, there will be a button <text:s text:c="19"/>. <text:s text:c="20"/>to play again.</text:span></text:p>
            <text:p text:style-name="P8"><text:s text:c="12"/>2.2. The actor clicks the <text:span text:style-name="T11">Ver reglas</text:span> button.</text:p>
            <text:p text:style-name="P8"><text:span text:style-name="T179"><text:s text:c="17"/></text:span><text:span text:style-name="T180"><text:s text:c="5"/>2.2.1. The system shows the actor rules of the game together with a <text:s text:c="17"/>. <text:s text:c="20"/>button </text:span><text:span text:style-name="T36">Jugar ahora</text:span><text:span text:style-name="T180">.</text:span></text:p>
          </table:table-cell>
        </table:table-row>
        <table:table-row>
          <table:table-cell table:style-name="Tabla3.A2" office:value-type="string">
            <text:p text:style-name="P47">Alternative flow</text:p>
          </table:table-cell>
          <table:table-cell table:style-name="Tabla3.B2" office:value-type="string">
            <text:p text:style-name="P8"><text:span text:style-name="T180">2.1.1.1. </text:span><text:bookmark text:name="result_box891"/><text:span text:style-name="T180">The actor does not check any option on all the time.</text:span></text:p>
            <text:p text:style-name="P44"><text:bookmark text:name="result_box641"/><text:span text:style-name="T67">2.1.1.2. </text:span><text:span text:style-name="T63">The system tells the actor that the time is over </text:span></text:p>
            <text:p text:style-name="P44"><text:bookmark text:name="result_box661"/>2.1.1.3. <text:span text:style-name="T63">Step </text:span><text:span text:style-name="T64">2.1.1</text:span><text:span text:style-name="T63"> runs </text:span><text:bookmark text:name="result_box681"/><text:s text:c="4"/></text:p>
            <text:p text:style-name="P38"><text:bookmark text:name="result_box721"/>2.1.3.1. The system indicates that it is not the right answer.</text:p>
            <text:p text:style-name="P41">2.1.3.2. It runs step 2.1.1</text:p>
          </table:table-cell>
        </table:table-row>
        <table:table-row table:style-name="Tabla3.10">
          <table:table-cell table:style-name="Tabla3.A2" office:value-type="string">
            <text:p text:style-name="P47">Postconditions</text:p>
          </table:table-cell>
          <table:table-cell table:style-name="Tabla3.B2" office:value-type="string">
            <text:p text:style-name="P54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47">Code</text:p>
          </table:table-cell>
          <table:table-cell table:style-name="Tabla4.B1" office:value-type="string">
            <text:p text:style-name="P1">UC09</text:p>
          </table:table-cell>
        </table:table-row>
        <table:table-row>
          <table:table-cell table:style-name="Tabla4.A2" office:value-type="string">
            <text:p text:style-name="P47">Name</text:p>
          </table:table-cell>
          <table:table-cell table:style-name="Tabla4.B2" office:value-type="string">
            <text:p text:style-name="P1">Display the rules</text:p>
          </table:table-cell>
        </table:table-row>
        <table:table-row>
          <table:table-cell table:style-name="Tabla4.A2" office:value-type="string">
            <text:p text:style-name="P47">Author</text:p>
          </table:table-cell>
          <table:table-cell table:style-name="Tabla4.B2" office:value-type="string">
            <text:p text:style-name="P1">Sergio Baena López</text:p>
          </table:table-cell>
        </table:table-row>
        <table:table-row>
          <table:table-cell table:style-name="Tabla4.A2" office:value-type="string">
            <text:p text:style-name="P47">Date</text:p>
          </table:table-cell>
          <table:table-cell table:style-name="Tabla4.B2" office:value-type="string">
            <text:p text:style-name="P50">2014-05-08</text:p>
          </table:table-cell>
        </table:table-row>
        <table:table-row>
          <table:table-cell table:style-name="Tabla4.A2" office:value-type="string">
            <text:p text:style-name="P47">Description</text:p>
          </table:table-cell>
          <table:table-cell table:style-name="Tabla4.B2" office:value-type="string">
            <text:p text:style-name="P4"><text:bookmark text:name="result_box76"/>The rules of a game is shown. </text:p>
          </table:table-cell>
        </table:table-row>
        <table:table-row>
          <table:table-cell table:style-name="Tabla4.A2" office:value-type="string">
            <text:p text:style-name="P47">Actors</text:p>
          </table:table-cell>
          <table:table-cell table:style-name="Tabla4.B2" office:value-type="string">
            <text:p text:style-name="P1">Student</text:p>
          </table:table-cell>
        </table:table-row>
        <table:table-row>
          <table:table-cell table:style-name="Tabla4.A2" office:value-type="string">
            <text:p text:style-name="P47">Preconditions</text:p>
          </table:table-cell>
          <table:table-cell table:style-name="Tabla4.B2" office:value-type="string">
            <text:p text:style-name="P4">The user session must be open.</text:p>
          </table:table-cell>
        </table:table-row>
        <table:table-row>
          <table:table-cell table:style-name="Tabla4.A2" office:value-type="string">
            <text:p text:style-name="P47">Normal flow</text:p>
          </table:table-cell>
          <table:table-cell table:style-name="Tabla4.B2" office:value-type="string">
            <text:p text:style-name="P41"><text:bookmark text:name="result_box78"/>1. The actor requested the option to see the rules of a particular game.</text:p>
            <text:p text:style-name="P41"><text:bookmark text:name="result_box83"/>2. The system displays on screen rules of the game in particular, and a button to play this game. </text:p>
            <text:p text:style-name="P46"><text:bookmark text:name="result_box88"/><text:span text:style-name="T67"><text:s text:c="11"/>2.1. The actor clicks on the </text:span><text:span text:style-name="T65">Jugar ahora</text:span><text:span text:style-name="T67">.</text:span></text:p>
            <text:p text:style-name="P43"><text:s text:c="19"/>2.1.1. Runs the use case specific game. <text:s/></text:p>
            <text:p text:style-name="P46"><text:span text:style-name="T67"><text:s text:c="11"/>2.2. </text:span><text:bookmark text:name="result_box90"/><text:span text:style-name="T67">The actor did not click anything. </text:span></text:p>
          </table:table-cell>
        </table:table-row>
        <table:table-row>
          <table:table-cell table:style-name="Tabla4.A2" office:value-type="string">
            <text:p text:style-name="P47">Alternative flow</text:p>
          </table:table-cell>
          <table:table-cell table:style-name="Tabla4.B2" office:value-type="string">
            <text:p text:style-name="P41"/>
          </table:table-cell>
        </table:table-row>
        <table:table-row table:style-name="Tabla4.10">
          <table:table-cell table:style-name="Tabla4.A2" office:value-type="string">
            <text:p text:style-name="P47">Postconditions</text:p>
          </table:table-cell>
          <table:table-cell table:style-name="Tabla4.B2" office:value-type="string">
            <text:p text:style-name="P54">Noth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47">Code</text:p>
          </table:table-cell>
          <table:table-cell table:style-name="Tabla5.B1" office:value-type="string">
            <text:p text:style-name="P1">UC10</text:p>
          </table:table-cell>
        </table:table-row>
        <table:table-row>
          <table:table-cell table:style-name="Tabla5.A2" office:value-type="string">
            <text:p text:style-name="P47">Name</text:p>
          </table:table-cell>
          <table:table-cell table:style-name="Tabla5.B2" office:value-type="string">
            <text:p text:style-name="P1">Enter admin page</text:p>
          </table:table-cell>
        </table:table-row>
        <table:table-row>
          <table:table-cell table:style-name="Tabla5.A2" office:value-type="string">
            <text:p text:style-name="P47">Author</text:p>
          </table:table-cell>
          <table:table-cell table:style-name="Tabla5.B2" office:value-type="string">
            <text:p text:style-name="P1">Sergio Baena López</text:p>
          </table:table-cell>
        </table:table-row>
        <table:table-row>
          <table:table-cell table:style-name="Tabla5.A2" office:value-type="string">
            <text:p text:style-name="P47">Date</text:p>
          </table:table-cell>
          <table:table-cell table:style-name="Tabla5.B2" office:value-type="string">
            <text:p text:style-name="P50">2014-05-08</text:p>
          </table:table-cell>
        </table:table-row>
        <table:table-row>
          <table:table-cell table:style-name="Tabla5.A2" office:value-type="string">
            <text:p text:style-name="P47">Description</text:p>
          </table:table-cell>
          <table:table-cell table:style-name="Tabla5.B2" office:value-type="string">
            <text:p text:style-name="P4"><text:bookmark text:name="result_box91"/>Page links to all the functionalities of the administrator. </text:p>
          </table:table-cell>
        </table:table-row>
        <table:table-row>
          <table:table-cell table:style-name="Tabla5.A2" office:value-type="string">
            <text:p text:style-name="P47">Actors</text:p>
          </table:table-cell>
          <table:table-cell table:style-name="Tabla5.B2" office:value-type="string">
            <text:p text:style-name="P1">Webmaster</text:p>
          </table:table-cell>
        </table:table-row>
        <table:table-row>
          <table:table-cell table:style-name="Tabla5.A2" office:value-type="string">
            <text:p text:style-name="P47">Preconditions</text:p>
          </table:table-cell>
          <table:table-cell table:style-name="Tabla5.B2" office:value-type="string">
            <text:p text:style-name="P4">The user session must be open.</text:p>
          </table:table-cell>
        </table:table-row>
        <table:table-row>
          <table:table-cell table:style-name="Tabla5.A2" office:value-type="string">
            <text:p text:style-name="P47">Normal flow</text:p>
          </table:table-cell>
          <table:table-cell table:style-name="Tabla5.B2" office:value-type="string">
            <text:p text:style-name="P41"><text:bookmark text:name="result_box92"/>1. The actor requested the option to enter the site administrator.</text:p>
            <text:p text:style-name="P41"><text:bookmark text:name="result_box93"/>2. The system directs the actor to the administrator page.</text:p>
            <text:p text:style-name="P41"><text:bookmark text:name="result_box94"/>3. The actor displays the page. </text:p>
            <text:p text:style-name="P44"><text:span text:style-name="T67">4. </text:span><text:bookmark text:name="result_box95"/><text:span text:style-name="T67">The actor executed some of the functionality of the administrator. </text:span></text:p>
          </table:table-cell>
        </table:table-row>
        <table:table-row>
          <table:table-cell table:style-name="Tabla5.A2" office:value-type="string">
            <text:p text:style-name="P47">Alternative flow</text:p>
          </table:table-cell>
          <table:table-cell table:style-name="Tabla5.B2" office:value-type="string">
            <text:p text:style-name="P41">Nothing</text:p>
          </table:table-cell>
        </table:table-row>
        <table:table-row table:style-name="Tabla5.10">
          <table:table-cell table:style-name="Tabla5.A2" office:value-type="string">
            <text:p text:style-name="P47">Postconditions</text:p>
          </table:table-cell>
          <table:table-cell table:style-name="Tabla5.B2" office:value-type="string">
            <text:p text:style-name="P54">An administrator <text:s/><text:span text:style-name="T180">functionality is running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47">Code</text:p>
          </table:table-cell>
          <table:table-cell table:style-name="Tabla6.B1" office:value-type="string">
            <text:p text:style-name="P1">UC11</text:p>
          </table:table-cell>
        </table:table-row>
        <table:table-row>
          <table:table-cell table:style-name="Tabla6.A2" office:value-type="string">
            <text:p text:style-name="P47">Name</text:p>
          </table:table-cell>
          <table:table-cell table:style-name="Tabla6.B2" office:value-type="string">
            <text:p text:style-name="P1">Management of words</text:p>
          </table:table-cell>
        </table:table-row>
        <table:table-row>
          <table:table-cell table:style-name="Tabla6.A2" office:value-type="string">
            <text:p text:style-name="P47">Author</text:p>
          </table:table-cell>
          <table:table-cell table:style-name="Tabla6.B2" office:value-type="string">
            <text:p text:style-name="P1">Sergio Baena López</text:p>
          </table:table-cell>
        </table:table-row>
        <table:table-row>
          <table:table-cell table:style-name="Tabla6.A2" office:value-type="string">
            <text:p text:style-name="P47">Date</text:p>
          </table:table-cell>
          <table:table-cell table:style-name="Tabla6.B2" office:value-type="string">
            <text:p text:style-name="P50">2014-05-08</text:p>
          </table:table-cell>
        </table:table-row>
        <table:table-row>
          <table:table-cell table:style-name="Tabla6.A2" office:value-type="string">
            <text:p text:style-name="P47">Description</text:p>
          </table:table-cell>
          <table:table-cell table:style-name="Tabla6.B2" office:value-type="string">
            <text:p text:style-name="P44"><text:span text:style-name="T9">The actor can add, view, modify and delete a word. He</text:span><text:span text:style-name="T63"> can also delete all the words.</text:span> </text:p>
          </table:table-cell>
        </table:table-row>
        <table:table-row>
          <table:table-cell table:style-name="Tabla6.A2" office:value-type="string">
            <text:p text:style-name="P47">Actors</text:p>
          </table:table-cell>
          <table:table-cell table:style-name="Tabla6.B2" office:value-type="string">
            <text:p text:style-name="P1">Webmaster</text:p>
          </table:table-cell>
        </table:table-row>
        <table:table-row>
          <table:table-cell table:style-name="Tabla6.A2" office:value-type="string">
            <text:p text:style-name="P47">Preconditions</text:p>
          </table:table-cell>
          <table:table-cell table:style-name="Tabla6.B2" office:value-type="string">
            <text:p text:style-name="P4">The user session must be open.</text:p>
          </table:table-cell>
        </table:table-row>
        <table:table-row>
          <table:table-cell table:style-name="Tabla6.A2" office:value-type="string">
            <text:p text:style-name="P47">Normal flow</text:p>
          </table:table-cell>
          <table:table-cell table:style-name="Tabla6.B2" office:value-type="string">
            <text:p text:style-name="P41"><text:bookmark text:name="result_box96"/><text:span text:style-name="T183">1. </text:span>The actor has a menu <text:span text:style-name="T11">Management of words</text:span> from which hang from it options to <text:span text:style-name="T12">Añadir</text:span>, <text:span text:style-name="T12">Buscar</text:span> and <text:span text:style-name="T12">Eliminar todo.</text:span></text:p>
            <text:p text:style-name="P9"><text:span text:style-name="T181"><text:s text:c="9"/>1.1. </text:span><text:bookmark text:name="result_box97"/><text:span text:style-name="T184">The actor clicks on </text:span><text:span text:style-name="T13">Añadir</text:span></text:p>
            <text:p text:style-name="P9"><text:span text:style-name="T13"><text:s text:c="19"/></text:span><text:span text:style-name="T81">1.1.1. </text:span><text:bookmark text:name="result_box98"/><text:span text:style-name="T81">The system displays a form with three fields, namely, </text:span><text:span text:style-name="T13">palabra</text:span><text:span text:style-name="T81">, </text:span><text:span text:style-name="T13"><text:s text:c="2"/></text:span></text:p>
            <text:p text:style-name="P9"><text:span text:style-name="T13">. <text:s text:c="17"/>número de sílabas </text:span><text:span text:style-name="T81">and </text:span><text:span text:style-name="T13">categoría</text:span><text:span text:style-name="T81">. </text:span></text:p>
            <text:p text:style-name="P9"><text:span text:style-name="T81"><text:s text:c="19"/>1.1.2. </text:span><text:bookmark text:name="result_box99"/><text:span text:style-name="T81">The actor introduces the new word, the number of syllables <text:s text:c="17"/>. <text:s text:c="18"/>and category (select).</text:span></text:p>
            <text:p text:style-name="P9"><text:span text:style-name="T82"><text:s text:c="19"/></text:span><text:span text:style-name="T83">1.1.3. </text:span><text:bookmark text:name="result_box100"/><text:span text:style-name="T83">The actor clicks the button </text:span><text:span text:style-name="T14">Añadir</text:span></text:p>
            <text:p text:style-name="P9"><text:span text:style-name="T14"><text:s text:c="19"/></text:span><text:span text:style-name="T84">1.1.4. </text:span><text:bookmark text:name="result_box101"/><text:span text:style-name="T84">The system validates the data.</text:span></text:p>
            <text:p text:style-name="P9"><text:span text:style-name="T84"><text:s text:c="19"/></text:span><text:span text:style-name="T85">1.1.5. </text:span><text:bookmark text:name="result_box102"/><text:span text:style-name="T85">The system makes an INSERT with the new word.</text:span></text:p>
            <text:p text:style-name="P9"><text:span text:style-name="T85"><text:s text:c="19"/></text:span><text:span text:style-name="T86">1.1.6. </text:span><text:bookmark text:name="result_box104"/><text:span text:style-name="T86">The system displays the message: </text:span><text:span text:style-name="T15">La palabra se ha añadido <text:s text:c="18"/>. <text:s text:c="17"/>correctamente.</text:span></text:p>
            <text:p text:style-name="P9"><text:span text:style-name="T15"><text:s text:c="19"/></text:span><text:span text:style-name="T87">1.1.7. </text:span><text:bookmark text:name="result_box105"/><text:span text:style-name="T87">The form is reset.</text:span></text:p>
            <text:p text:style-name="P10"><text:span text:style-name="T87"><text:s text:c="9"/></text:span><text:span text:style-name="T88">1.2. </text:span><text:span text:style-name="T89">The actor clicks on </text:span><text:span text:style-name="T16">Buscar.</text:span></text:p>
            <text:p text:style-name="P14"><text:span text:style-name="T16"><text:s text:c="19"/></text:span><text:span text:style-name="T91">1.2.1. </text:span><text:bookmark text:name="result_box112"/><text:span text:style-name="T91">The system displays a form with two fields, namely, </text:span><text:span text:style-name="T17">Criterio <text:s text:c="4"/></text:span></text:p>
            <text:p text:style-name="P14"><text:span text:style-name="T17">. <text:s text:c="17"/>de búsqueda </text:span><text:span text:style-name="T92">and </text:span><text:span text:style-name="T17">Valor.</text:span></text:p>
            <text:p text:style-name="P15"><text:span text:style-name="T17"><text:s text:c="19"/></text:span><text:span text:style-name="T93">1.2.2. </text:span><text:bookmark text:name="result_box113"/><text:span text:style-name="T93">The actor selects the criteria (id, </text:span><text:span text:style-name="T18">valor</text:span><text:span text:style-name="T93">, </text:span><text:span text:style-name="T18">número de sílabas</text:span><text:span text:style-name="T93">, <text:s text:c="25"/>. <text:s text:c="17"/></text:span><text:span text:style-name="T18">categoría</text:span><text:span text:style-name="T93">) and </text:span><text:span text:style-name="T97">writes </text:span><text:span text:style-name="T93">the value to </text:span><text:span text:style-name="T94">search</text:span><text:span text:style-name="T93">.</text:span><text:span text:style-name="T17"> <text:s text:c="2"/></text:span></text:p>
            <text:p text:style-name="P15"><text:span text:style-name="T17"><text:s text:c="19"/></text:span><text:span text:style-name="T95">1.2.3. </text:span><text:bookmark text:name="result_box114"/><text:span text:style-name="T95">The actor clicks the </text:span><text:span text:style-name="T20">Buscar</text:span><text:span text:style-name="T95"> button</text:span></text:p>
            <text:p text:style-name="P15"><text:span text:style-name="T95"><text:s text:c="19"/></text:span><text:bookmark text:name="result_box116"/><text:span text:style-name="T98">1.2.4. </text:span><text:span text:style-name="T95">The system goes to the table </text:span><text:span text:style-name="T19">word</text:span><text:span text:style-name="T95"> and does a LIKE.</text:span></text:p>
            <text:p text:style-name="P15"><text:span text:style-name="T95"><text:s text:c="19"/></text:span><text:span text:style-name="T96">1.2.</text:span><text:span text:style-name="T99">5</text:span><text:span text:style-name="T96">. </text:span><text:bookmark text:name="result_box115"/><text:span text:style-name="T96">The system displays a list of search results with this format: <text:line-break/> <text:s text:c="18"/></text:span><text:span text:style-name="T21">&lt;within result criteria&gt; &lt;link to see&gt; &lt;link to modify&gt; &lt;link to <text:s text:c="27"/>. <text:s text:c="17"/>remove&gt;</text:span><text:span text:style-name="T96">.</text:span></text:p>
            <text:p text:style-name="P19"><text:span text:style-name="T96"><text:s text:c="30"/></text:span><text:span text:style-name="T100">1.2.5.1. </text:span><text:span text:style-name="T89">The actor clicks on </text:span><text:span text:style-name="T22">Ver</text:span><text:span text:style-name="T16">.</text:span></text:p>
            <text:p text:style-name="P19"><text:span text:style-name="T16"><text:s text:c="38"/></text:span><text:span text:style-name="T23"><text:s text:c="2"/></text:span><text:span text:style-name="T101">1.2.5.1.1. </text:span><text:bookmark text:name="result_box121"/><text:span text:style-name="T101">The system displays a read-only form <text:s text:c="28"/>. <text:s text:c="38"/>identical to add.</text:span><text:bookmark text:name="result_box123"/><text:span text:style-name="T101"> The information it contains are those of <text:s/>. <text:s text:c="38"/>the selected word.</text:span></text:p>
            <text:p text:style-name="P20"><text:s text:c="31"/><text:span text:style-name="T185">1.2.5.2. </text:span><text:span text:style-name="T89">The actor clicks on </text:span><text:span text:style-name="T24">Modificar.</text:span></text:p>
            <text:p text:style-name="P21"><text:span text:style-name="T24"><text:s text:c="41"/></text:span><text:span text:style-name="T102">1.2.5.2.1. </text:span><text:span text:style-name="T101">The system displays a <text:s/>form identical to add.</text:span><text:bookmark text:name="result_box1231"/><text:span text:style-name="T101"> <text:s text:c="15"/>. <text:s text:c="39"/>The information it contains are those </text:span><text:span text:style-name="T103">of </text:span><text:span text:style-name="T101">the selected <text:s text:c="19"/>. <text:s text:c="39"/>word.</text:span></text:p>
            <text:p text:style-name="P21"><text:span text:style-name="T101"><text:s text:c="41"/></text:span><text:span text:style-name="T104">1.2.5.2.2. </text:span><text:bookmark text:name="result_box124"/><text:span text:style-name="T104">The actor makes some changes.</text:span></text:p>
            <text:p text:style-name="P21"><text:span text:style-name="T104"><text:s text:c="41"/></text:span><text:span text:style-name="T105">1.2.5.2.3. </text:span><text:bookmark text:name="result_box125"/><text:span text:style-name="T105">The actor clicks </text:span><text:span text:style-name="T25">Modificar.</text:span></text:p>
            <text:p text:style-name="P21"><text:span text:style-name="T25"><text:s text:c="41"/></text:span><text:span text:style-name="T108">1.2.5.2.4. </text:span><text:bookmark text:name="result_box128"/><text:span text:style-name="T108">The system validates the data.</text:span></text:p>
            <text:p text:style-name="P21"><text:span text:style-name="T25"><text:s text:c="41"/></text:span><text:span text:style-name="T106">1.2.5.2.</text:span><text:span text:style-name="T107">5</text:span><text:span text:style-name="T106">. </text:span><text:bookmark text:name="result_box126"/><text:span text:style-name="T106">The system makes an UPDATE to the table <text:s text:c="6"/>. <text:s text:c="39"/></text:span><text:span text:style-name="T26">word</text:span><text:span text:style-name="T106">.</text:span></text:p>
            <text:p text:style-name="P21"><text:span text:style-name="T106"><text:s text:c="41"/></text:span><text:span text:style-name="T109">1.2.5.2.6.</text:span><text:bookmark text:name="result_box129"/><text:span text:style-name="T109"> The system displays a message: </text:span><text:span text:style-name="T27">La palabra <text:s text:c="15"/>. <text:s text:c="39"/>se ha modificado correctamente</text:span><text:span text:style-name="T41">.</text:span></text:p>
            <text:p text:style-name="P22"><text:span text:style-name="T106"><text:s text:c="32"/></text:span><text:span text:style-name="T110">1.2.5.3. </text:span><text:span text:style-name="T89">The actor clicks on </text:span><text:span text:style-name="T28">Eliminar</text:span><text:span text:style-name="T24">.</text:span></text:p>
            <text:p text:style-name="P22"><text:span text:style-name="T24"><text:s text:c="41"/></text:span><text:span text:style-name="T111">1.2.5.4. </text:span><text:bookmark text:name="result_box131"/><text:span text:style-name="T111">The system launches a </text:span><text:span text:style-name="T29">confirm</text:span><text:span text:style-name="T111"> asking if you <text:s text:c="18"/>. <text:s text:c="39"/>are sure you want to delete.</text:span></text:p>
            <text:p text:style-name="P22"><text:soft-page-break/><text:span text:style-name="T111"><text:s text:c="41"/></text:span><text:span text:style-name="T112">1.2.5.5. </text:span><text:bookmark text:name="result_box132"/><text:span text:style-name="T112">The system does a </text:span><text:span text:style-name="T30">DELETE</text:span><text:span text:style-name="T112"> on the table </text:span><text:span text:style-name="T30">word</text:span><text:span text:style-name="T112">.</text:span></text:p>
            <text:p text:style-name="P24"><text:span text:style-name="T112"><text:s text:c="41"/></text:span><text:span text:style-name="T113">1.2.5.6. </text:span><text:span text:style-name="T109">The system displays a message: </text:span><text:span text:style-name="T27">La palabra <text:s text:c="15"/>. <text:s text:c="39"/>se ha </text:span><text:span text:style-name="T31">eliminado</text:span><text:span text:style-name="T27"> correctamente</text:span><text:span text:style-name="T41">.</text:span></text:p>
            <text:p text:style-name="P24"><text:span text:style-name="T145">1.2.5.7. </text:span><text:bookmark text:name="result_box133"/><text:span text:style-name="T145">The system deletes the entry for that word in . <text:s text:c="39"/>the search result.</text:span></text:p>
            <text:p text:style-name="P26"><text:span text:style-name="T145"><text:s text:c="10"/></text:span><text:span text:style-name="T146">1.3. </text:span><text:span text:style-name="T147">The actor clicks on </text:span><text:span text:style-name="T43">Eliminar todo</text:span><text:span text:style-name="T42">.</text:span></text:p>
            <text:p text:style-name="P26"><text:span text:style-name="T42"><text:s text:c="19"/></text:span><text:span text:style-name="T148">1.3.1. </text:span><text:bookmark text:name="result_box135"/><text:span text:style-name="T148">The system launches a </text:span><text:span text:style-name="T44">confirm</text:span><text:span text:style-name="T148"> asking if </text:span><text:span text:style-name="T149">he</text:span><text:span text:style-name="T148"> </text:span><text:span text:style-name="T150">is</text:span><text:span text:style-name="T148"> sure </text:span><text:span text:style-name="T151">he</text:span><text:span text:style-name="T148"> want</text:span><text:span text:style-name="T152">s</text:span><text:span text:style-name="T148"> to <text:s text:c="4"/>. <text:s text:c="17"/>delete all.</text:span></text:p>
            <text:p text:style-name="P26"><text:span text:style-name="T148"><text:s text:c="20"/></text:span><text:span text:style-name="T153">1.3.2. </text:span><text:bookmark text:name="result_box137"/><text:span text:style-name="T153">The actor indicates </text:span><text:span text:style-name="T47">yes</text:span><text:span text:style-name="T153">.</text:span></text:p>
            <text:p text:style-name="P26"><text:span text:style-name="T153"><text:s text:c="20"/></text:span><text:span text:style-name="T154">1.3.3. </text:span><text:bookmark text:name="result_box138"/><text:span text:style-name="T154">The system does a </text:span><text:span text:style-name="T45">DELETE</text:span><text:span text:style-name="T154"> all records in the table </text:span><text:span text:style-name="T45">word</text:span><text:span text:style-name="T154">.</text:span></text:p>
            <text:p text:style-name="P27"><text:span text:style-name="T154"><text:s text:c="20"/></text:span><text:span text:style-name="T155">1.3.4. </text:span><text:span text:style-name="T156">The system displays a message: </text:span><text:span text:style-name="T46">Todas las palabras se han <text:s text:c="17"/>. <text:s text:c="18"/>eliminado</text:span><text:span text:style-name="T40"> correctamente</text:span><text:span text:style-name="T41">.</text:span></text:p>
          </table:table-cell>
        </table:table-row>
        <table:table-row>
          <table:table-cell table:style-name="Tabla6.A2" office:value-type="string">
            <text:p text:style-name="P47">Alternative flow</text:p>
          </table:table-cell>
          <table:table-cell table:style-name="Tabla6.B2" office:value-type="string">
            <text:p text:style-name="P11"><text:span text:style-name="T128">1.1.4.</text:span><text:span text:style-name="T129">1. </text:span><text:bookmark text:name="result_box106"/><text:span text:style-name="T90">The system detects any wrong data.</text:span></text:p>
            <text:p text:style-name="P12"><text:span text:style-name="T130">1.1.4.2. </text:span><text:bookmark text:name="result_box108"/><text:span text:style-name="T130">The system displays an error message indicating the wrong fields.</text:span></text:p>
            <text:p text:style-name="P13"><text:span text:style-name="T131">1.1.4.3. </text:span><text:bookmark text:name="result_box110"/><text:span text:style-name="T131">The system marks the wrong fields in red.</text:span></text:p>
            <text:p text:style-name="P16"><text:span text:style-name="T132">1.</text:span><text:span text:style-name="T133">2.4.1. </text:span><text:bookmark text:name="result_box117"/><text:span text:style-name="T133">The system detects that there is no match.</text:span></text:p>
            <text:p text:style-name="P17"><text:span text:style-name="T134">1.2.4.2. </text:span><text:bookmark text:name="result_box118"/><text:span text:style-name="T134">The system will then display a message: </text:span><text:span text:style-name="T37">No hay coincidencias.</text:span></text:p>
            <text:p text:style-name="P18"><text:span text:style-name="T135">1.2.4.3. </text:span><text:bookmark text:name="result_box119"/><text:span text:style-name="T182">The system resets the form.</text:span></text:p>
            <text:p text:style-name="P23"><text:span text:style-name="T136">1.2.5.2.4.</text:span><text:span text:style-name="T137">1. </text:span><text:bookmark text:name="result_box130"/><text:span text:style-name="T137">Step </text:span><text:span text:style-name="T38">1.1.4.</text:span><text:span text:style-name="T39">1.</text:span><text:span text:style-name="T137"> is executed</text:span></text:p>
            <text:p text:style-name="P25"><text:span text:style-name="T138">1.2.5.4.</text:span><text:span text:style-name="T139">1. </text:span><text:bookmark text:name="result_box134"/><text:span text:style-name="T139">The actor says </text:span><text:span text:style-name="T140">he</text:span><text:span text:style-name="T139"> </text:span><text:span text:style-name="T141">is</text:span><text:span text:style-name="T139"> not sure.</text:span></text:p>
            <text:p text:style-name="P28"><text:span text:style-name="T174">1.3.1.</text:span><text:span text:style-name="T175">1. </text:span><text:span text:style-name="T176">The actor indicates </text:span><text:span text:style-name="T61">no</text:span><text:span text:style-name="T176">.</text:span></text:p>
          </table:table-cell>
        </table:table-row>
        <table:table-row table:style-name="Tabla6.10">
          <table:table-cell table:style-name="Tabla6.A2" office:value-type="string">
            <text:p text:style-name="P47">Postconditions</text:p>
          </table:table-cell>
          <table:table-cell table:style-name="Tabla6.B2" office:value-type="string">
            <text:p text:style-name="P55"><text:bookmark text:name="result_box139"/>The database was updated (if <text:span text:style-name="T186">the actor</text:span> <text:span text:style-name="T187">has</text:span> only seen the word not this is true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8">Code</text:p>
          </table:table-cell>
          <table:table-cell table:style-name="Table6.B1" office:value-type="string">
            <text:p text:style-name="P2">UC1<text:span text:style-name="T188">2</text:span></text:p>
          </table:table-cell>
        </table:table-row>
        <table:table-row>
          <table:table-cell table:style-name="Table6.A2" office:value-type="string">
            <text:p text:style-name="P48">Name</text:p>
          </table:table-cell>
          <table:table-cell table:style-name="Table6.B2" office:value-type="string">
            <text:p text:style-name="P2">Management of <text:span text:style-name="T189">system users</text:span></text:p>
          </table:table-cell>
        </table:table-row>
        <table:table-row>
          <table:table-cell table:style-name="Table6.A2" office:value-type="string">
            <text:p text:style-name="P48">Author</text:p>
          </table:table-cell>
          <table:table-cell table:style-name="Table6.B2" office:value-type="string">
            <text:p text:style-name="P2">Sergio Baena López</text:p>
          </table:table-cell>
        </table:table-row>
        <table:table-row>
          <table:table-cell table:style-name="Table6.A2" office:value-type="string">
            <text:p text:style-name="P48">Date</text:p>
          </table:table-cell>
          <table:table-cell table:style-name="Table6.B2" office:value-type="string">
            <text:p text:style-name="P51">2014-05-0<text:span text:style-name="T190">9</text:span></text:p>
          </table:table-cell>
        </table:table-row>
        <table:table-row>
          <table:table-cell table:style-name="Table6.A2" office:value-type="string">
            <text:p text:style-name="P48">Description</text:p>
          </table:table-cell>
          <table:table-cell table:style-name="Table6.B2" office:value-type="string">
            <text:p text:style-name="P45"><text:span text:style-name="T9">The actor can add, view, modify and delete a</text:span><text:span text:style-name="T10">n user</text:span><text:span text:style-name="T9">. He</text:span><text:span text:style-name="T63"> can also delete all the </text:span><text:span text:style-name="T68">users</text:span><text:span text:style-name="T63">.</text:span> </text:p>
          </table:table-cell>
        </table:table-row>
        <table:table-row>
          <table:table-cell table:style-name="Table6.A2" office:value-type="string">
            <text:p text:style-name="P48">Actors</text:p>
          </table:table-cell>
          <table:table-cell table:style-name="Table6.B2" office:value-type="string">
            <text:p text:style-name="P2">Webmaster</text:p>
          </table:table-cell>
        </table:table-row>
        <table:table-row>
          <table:table-cell table:style-name="Table6.A2" office:value-type="string">
            <text:p text:style-name="P48">Preconditions</text:p>
          </table:table-cell>
          <table:table-cell table:style-name="Table6.B2" office:value-type="string">
            <text:p text:style-name="P5">The user session must be open.</text:p>
          </table:table-cell>
        </table:table-row>
        <table:table-row>
          <table:table-cell table:style-name="Table6.A2" office:value-type="string">
            <text:p text:style-name="P48">Normal flow</text:p>
          </table:table-cell>
          <table:table-cell table:style-name="Table6.B2" office:value-type="string">
            <text:p text:style-name="P42"><text:span text:style-name="T183">1. </text:span>The actor has a menu <text:span text:style-name="T11">Management of </text:span><text:span text:style-name="T32">users</text:span> from which hang from it options to <text:span text:style-name="T12">Añadir</text:span>, <text:span text:style-name="T12">Buscar</text:span> and <text:span text:style-name="T12">Eliminar todo.</text:span></text:p>
            <text:p text:style-name="P29"><text:span text:style-name="T181"><text:s text:c="9"/>1.1. </text:span><text:bookmark text:name="result_box971"/><text:span text:style-name="T184">The actor clicks on </text:span><text:span text:style-name="T13">Añadir</text:span></text:p>
            <text:p text:style-name="P29"><text:span text:style-name="T13"><text:s text:c="19"/></text:span><text:span text:style-name="T81">1.1.1. </text:span><text:bookmark text:name="result_box140"/><text:span text:style-name="T81">The system displays an identical form to register.</text:span></text:p>
            <text:p text:style-name="P29"><text:span text:style-name="T81"><text:s text:c="19"/>1.1.2. </text:span><text:bookmark text:name="result_box991"/><text:span text:style-name="T81">The actor introduces </text:span><text:span text:style-name="T114">the username, password (two times), <text:s text:c="13"/>. <text:s text:c="17"/></text:span><text:span text:style-name="T115">name, surnames, school, city and more data. </text:span><text:bookmark text:name="result_box142"/><text:span text:style-name="T115">Also select what type of <text:s text:c="12"/>. <text:s text:c="17"/>user </text:span><text:span text:style-name="T116">the actor</text:span><text:span text:style-name="T115"> want</text:span><text:span text:style-name="T117">s</text:span><text:span text:style-name="T115"> to add.</text:span></text:p>
            <text:p text:style-name="P29"><text:span text:style-name="T82"><text:s text:c="19"/></text:span><text:span text:style-name="T83">1.1.3. </text:span><text:bookmark text:name="result_box1001"/><text:span text:style-name="T83">The actor clicks the button </text:span><text:span text:style-name="T14">Añadir</text:span></text:p>
            <text:p text:style-name="P29"><text:span text:style-name="T14"><text:s text:c="19"/></text:span><text:span text:style-name="T84">1.1.4. </text:span><text:bookmark text:name="result_box1011"/><text:span text:style-name="T84">The system validates the data.</text:span></text:p>
            <text:p text:style-name="P29"><text:span text:style-name="T84"><text:s text:c="19"/></text:span><text:span text:style-name="T85">1.1.5. </text:span><text:bookmark text:name="result_box1021"/><text:span text:style-name="T85">The system makes </text:span><text:span text:style-name="T119">some</text:span><text:span text:style-name="T85"> INSERT</text:span><text:span text:style-name="T120">'s</text:span><text:span text:style-name="T85"> </text:span><text:span text:style-name="T121">for</text:span><text:span text:style-name="T85"> the new </text:span><text:span text:style-name="T118">user</text:span><text:span text:style-name="T85">.</text:span></text:p>
            <text:p text:style-name="P29"><text:span text:style-name="T85"><text:s text:c="19"/></text:span><text:span text:style-name="T86">1.1.6. </text:span><text:bookmark text:name="result_box1041"/><text:span text:style-name="T86">The system displays the message: </text:span><text:span text:style-name="T33">El usuario</text:span><text:span text:style-name="T15"> se ha añadido <text:s text:c="18"/>. <text:s text:c="17"/>correctamente.</text:span></text:p>
            <text:p text:style-name="P29"><text:span text:style-name="T15"><text:s text:c="19"/></text:span><text:span text:style-name="T87">1.1.7. </text:span><text:bookmark text:name="result_box1051"/><text:span text:style-name="T87">The form is reset.</text:span></text:p>
            <text:p text:style-name="P29"><text:span text:style-name="T87"><text:s text:c="9"/></text:span><text:span text:style-name="T88">1.2. </text:span><text:span text:style-name="T89">The actor clicks on </text:span><text:span text:style-name="T16">Buscar.</text:span></text:p>
            <text:p text:style-name="P29"><text:span text:style-name="T16"><text:s text:c="19"/></text:span><text:span text:style-name="T91">1.2.1. </text:span><text:bookmark text:name="result_box1121"/><text:span text:style-name="T91">The system displays a form with two fields, namely, </text:span><text:span text:style-name="T17">Criterio <text:s text:c="4"/></text:span></text:p>
            <text:p text:style-name="P29"><text:span text:style-name="T17">. <text:s text:c="17"/>de búsqueda </text:span><text:span text:style-name="T92">and </text:span><text:span text:style-name="T17">Valor.</text:span></text:p>
            <text:p text:style-name="P29"><text:span text:style-name="T17"><text:s text:c="19"/></text:span><text:span text:style-name="T93">1.2.2. </text:span><text:bookmark text:name="result_box1131"/><text:span text:style-name="T93">The actor selects the criteria (id, </text:span><text:span text:style-name="T34">nombre</text:span><text:span text:style-name="T93">, </text:span><text:span text:style-name="T34">apellidos</text:span><text:span text:style-name="T18">, </text:span><text:span text:style-name="T122">etc</text:span><text:span text:style-name="T93">) and <text:s text:c="16"/>. <text:s text:c="17"/></text:span><text:span text:style-name="T97">writes </text:span><text:span text:style-name="T93">the value to </text:span><text:span text:style-name="T94">search</text:span><text:span text:style-name="T93">.</text:span><text:span text:style-name="T17"> <text:s text:c="2"/></text:span></text:p>
            <text:p text:style-name="P29"><text:span text:style-name="T17"><text:s text:c="19"/></text:span><text:span text:style-name="T95">1.2.3. </text:span><text:bookmark text:name="result_box1141"/><text:span text:style-name="T95">The actor clicks the </text:span><text:span text:style-name="T20">Buscar</text:span><text:span text:style-name="T95"> button</text:span></text:p>
            <text:p text:style-name="P29"><text:span text:style-name="T95"><text:s text:c="19"/></text:span><text:bookmark text:name="result_box1161"/><text:span text:style-name="T98">1.2.4. </text:span><text:span text:style-name="T95">The system goes to the </text:span><text:span text:style-name="T123">DB</text:span><text:span text:style-name="T95"> and does a LIKE.</text:span></text:p>
            <text:p text:style-name="P29"><text:span text:style-name="T95"><text:s text:c="19"/></text:span><text:span text:style-name="T96">1.2.</text:span><text:span text:style-name="T99">5</text:span><text:span text:style-name="T96">. </text:span><text:bookmark text:name="result_box1151"/><text:span text:style-name="T96">The system displays a list of search results with this format: <text:line-break/> <text:s text:c="18"/></text:span><text:span text:style-name="T21">&lt;within result criteria&gt; &lt;link to see&gt; &lt;link to modify&gt; &lt;link to <text:s text:c="27"/>. <text:s text:c="17"/>remove&gt;</text:span><text:span text:style-name="T96">.</text:span></text:p>
            <text:p text:style-name="P29"><text:span text:style-name="T96"><text:s text:c="30"/></text:span><text:span text:style-name="T100">1.2.5.1. </text:span><text:bookmark-start text:name="__DdeLink__4195_936426741"/><text:span text:style-name="T89">The actor clicks on </text:span><text:span text:style-name="T22">Ver</text:span><text:span text:style-name="T16">.</text:span><text:bookmark-end text:name="__DdeLink__4195_936426741"/></text:p>
            <text:p text:style-name="P29"><text:span text:style-name="T16"><text:s text:c="38"/></text:span><text:span text:style-name="T23"><text:s text:c="2"/></text:span><text:span text:style-name="T101">1.2.5.1.1. </text:span><text:bookmark text:name="result_box1211"/><text:span text:style-name="T101">The system displays a read-only form <text:s text:c="28"/>. <text:s text:c="38"/>identical to add.</text:span><text:bookmark text:name="result_box1232"/><text:span text:style-name="T101"> The information it contains are those of <text:s/>. <text:s text:c="38"/>the selected </text:span><text:span text:style-name="T124">user</text:span><text:span text:style-name="T101">.</text:span></text:p>
            <text:p text:style-name="P29"><text:s text:c="31"/><text:span text:style-name="T185">1.2.5.2. </text:span><text:span text:style-name="T89">The actor clicks on </text:span><text:span text:style-name="T24">Modificar.</text:span></text:p>
            <text:p text:style-name="P29"><text:span text:style-name="T24"><text:s text:c="41"/></text:span><text:span text:style-name="T102">1.2.5.2.1. </text:span><text:span text:style-name="T101">The system displays a <text:s/>form identical to add.</text:span><text:bookmark text:name="result_box12311"/><text:span text:style-name="T101"> <text:s text:c="15"/>. <text:s text:c="39"/>The information it contains are those </text:span><text:span text:style-name="T103">of </text:span><text:span text:style-name="T101">the selected <text:s text:c="19"/>. <text:s text:c="39"/></text:span><text:span text:style-name="T125">user</text:span><text:span text:style-name="T101">.</text:span></text:p>
            <text:p text:style-name="P29"><text:span text:style-name="T101"><text:s text:c="41"/></text:span><text:span text:style-name="T104">1.2.5.2.2. </text:span><text:bookmark text:name="result_box1241"/><text:span text:style-name="T104">The actor makes some changes.</text:span></text:p>
            <text:p text:style-name="P29"><text:span text:style-name="T104"><text:s text:c="41"/></text:span><text:span text:style-name="T105">1.2.5.2.3. </text:span><text:bookmark text:name="result_box1251"/><text:span text:style-name="T105">The actor clicks </text:span><text:span text:style-name="T25">Modificar.</text:span></text:p>
            <text:p text:style-name="P29"><text:span text:style-name="T25"><text:s text:c="41"/></text:span><text:span text:style-name="T108">1.2.5.2.4. </text:span><text:bookmark text:name="result_box1281"/><text:span text:style-name="T108">The system validates the data.</text:span></text:p>
            <text:p text:style-name="P29"><text:span text:style-name="T25"><text:s text:c="41"/></text:span><text:span text:style-name="T106">1.2.5.2.</text:span><text:span text:style-name="T107">5</text:span><text:span text:style-name="T106">. </text:span><text:bookmark text:name="result_box1261"/><text:span text:style-name="T106">The system makes an UPDATE to the </text:span><text:span text:style-name="T126">DB.</text:span></text:p>
            <text:p text:style-name="P29"><text:span text:style-name="T106"><text:s text:c="41"/></text:span><text:span text:style-name="T109">1.2.5.2.6.</text:span><text:bookmark text:name="result_box1291"/><text:span text:style-name="T109"> The system displays a message: </text:span><text:span text:style-name="T35">El usuario</text:span><text:span text:style-name="T27"> <text:s text:c="15"/>. <text:s text:c="39"/>se ha modificado correctamente</text:span><text:span text:style-name="T41">.</text:span></text:p>
            <text:p text:style-name="P29"><text:span text:style-name="T106"><text:s text:c="32"/></text:span><text:span text:style-name="T110">1.2.5.3. </text:span><text:span text:style-name="T89">The actor clicks on </text:span><text:span text:style-name="T28">Eliminar</text:span><text:span text:style-name="T24">.</text:span></text:p>
            <text:p text:style-name="P29"><text:span text:style-name="T24"><text:s text:c="41"/></text:span><text:span text:style-name="T111">1.2.5.4. </text:span><text:bookmark text:name="result_box1311"/><text:span text:style-name="T111">The system launches a </text:span><text:span text:style-name="T29">confirm</text:span><text:span text:style-name="T111"> asking if you <text:s text:c="18"/>. <text:s text:c="39"/>are sure you want to delete.</text:span></text:p>
            <text:p text:style-name="P29"><text:span text:style-name="T111"><text:s text:c="41"/></text:span><text:span text:style-name="T112">1.2.5.5. </text:span><text:bookmark text:name="result_box1321"/><text:span text:style-name="T112">The system does a </text:span><text:span text:style-name="T30">DELETE</text:span><text:span text:style-name="T112"> on the </text:span><text:span text:style-name="T127">DB</text:span><text:span text:style-name="T112">.</text:span></text:p>
            <text:p text:style-name="P30"><text:soft-page-break/><text:span text:style-name="T112"><text:s text:c="41"/></text:span><text:span text:style-name="T113">1.2.5.6. </text:span><text:span text:style-name="T109">The system displays a message: </text:span><text:span text:style-name="T35">El usuario</text:span><text:span text:style-name="T27"> <text:s text:c="15"/>. <text:s text:c="39"/>se ha </text:span><text:span text:style-name="T31">eliminado</text:span><text:span text:style-name="T27"> correctamente</text:span><text:span text:style-name="T41">.</text:span></text:p>
            <text:p text:style-name="P29"><text:span text:style-name="T145">1.2.5.7. </text:span><text:bookmark text:name="result_box1331"/><text:span text:style-name="T145">The system deletes the entry for that </text:span><text:span text:style-name="T157">user</text:span><text:span text:style-name="T145"> in the search result.</text:span></text:p>
            <text:p text:style-name="P29"><text:span text:style-name="T145"><text:s text:c="10"/></text:span><text:span text:style-name="T146">1.3. </text:span><text:span text:style-name="T147">The actor clicks on </text:span><text:span text:style-name="T43">Eliminar todo</text:span><text:span text:style-name="T42">.</text:span></text:p>
            <text:p text:style-name="P29"><text:span text:style-name="T42"><text:s text:c="19"/></text:span><text:span text:style-name="T148">1.3.1. </text:span><text:bookmark text:name="result_box1351"/><text:span text:style-name="T148">The system launches a </text:span><text:span text:style-name="T44">confirm</text:span><text:span text:style-name="T148"> asking if </text:span><text:span text:style-name="T149">he</text:span><text:span text:style-name="T148"> </text:span><text:span text:style-name="T150">is</text:span><text:span text:style-name="T148"> sure </text:span><text:span text:style-name="T151">he</text:span><text:span text:style-name="T148"> want</text:span><text:span text:style-name="T152">s</text:span><text:span text:style-name="T148"> to <text:s text:c="4"/>. <text:s text:c="17"/>delete all.</text:span></text:p>
            <text:p text:style-name="P29"><text:span text:style-name="T148"><text:s text:c="20"/></text:span><text:span text:style-name="T153">1.3.2. </text:span><text:bookmark text:name="result_box1371"/><text:span text:style-name="T153">The actor indicates </text:span><text:span text:style-name="T47">yes</text:span><text:span text:style-name="T153">.</text:span></text:p>
            <text:p text:style-name="P29"><text:span text:style-name="T153"><text:s text:c="20"/></text:span><text:span text:style-name="T154">1.3.3. </text:span><text:bookmark text:name="result_box1381"/><text:span text:style-name="T154">The system does a </text:span><text:span text:style-name="T45">DELETE</text:span><text:span text:style-name="T154"> all records in the table </text:span><text:span text:style-name="T48">User, <text:s text:c="21"/>. <text:s text:c="18"/>Student, Teacher or </text:span><text:span text:style-name="T49">Webmaster</text:span><text:span text:style-name="T154">.</text:span></text:p>
            <text:p text:style-name="P29"><text:span text:style-name="T154"><text:s text:c="20"/></text:span><text:span text:style-name="T155">1.3.4. </text:span><text:span text:style-name="T156">The system displays a message: </text:span><text:span text:style-name="T46">Todas </text:span><text:span text:style-name="T50">los</text:span><text:span text:style-name="T46"> </text:span><text:span text:style-name="T50">usuarios</text:span><text:span text:style-name="T46"> se han <text:s text:c="17"/>. <text:s text:c="18"/>eliminado</text:span><text:span text:style-name="T40"> correctamente</text:span><text:span text:style-name="T41">.</text:span></text:p>
          </table:table-cell>
        </table:table-row>
        <table:table-row>
          <table:table-cell table:style-name="Table6.A2" office:value-type="string">
            <text:p text:style-name="P48">Alternative flow</text:p>
          </table:table-cell>
          <table:table-cell table:style-name="Table6.B2" office:value-type="string">
            <text:p text:style-name="P29"><text:span text:style-name="T128">1.1.4.</text:span><text:span text:style-name="T129">1. </text:span><text:bookmark text:name="result_box1061"/><text:span text:style-name="T90">The system detects any wrong data.</text:span></text:p>
            <text:p text:style-name="P29"><text:span text:style-name="T130">1.1.4.2. </text:span><text:bookmark text:name="result_box1081"/><text:span text:style-name="T130">The system displays an error message indicating the wrong fields.</text:span></text:p>
            <text:p text:style-name="P29"><text:span text:style-name="T131">1.1.4.3. </text:span><text:bookmark text:name="result_box1101"/><text:span text:style-name="T131">The system marks the wrong fields in red.</text:span></text:p>
            <text:p text:style-name="P29"><text:span text:style-name="T132">1.</text:span><text:span text:style-name="T133">2.4.1. </text:span><text:bookmark text:name="result_box1171"/><text:span text:style-name="T133">The system detects that there is no match.</text:span></text:p>
            <text:p text:style-name="P29"><text:span text:style-name="T134">1.2.4.2. </text:span><text:bookmark text:name="result_box1181"/><text:span text:style-name="T134">The system will then display a message: </text:span><text:span text:style-name="T37">No hay coincidencias.</text:span></text:p>
            <text:p text:style-name="P29"><text:span text:style-name="T135">1.2.4.3. </text:span><text:bookmark text:name="result_box1191"/><text:span text:style-name="T182">The system resets the form.</text:span></text:p>
            <text:p text:style-name="P29"><text:span text:style-name="T136">1.2.5.2.4.</text:span><text:span text:style-name="T137">1. </text:span><text:bookmark text:name="result_box1301"/><text:span text:style-name="T137">Step </text:span><text:span text:style-name="T38">1.1.4.</text:span><text:span text:style-name="T39">1.</text:span><text:span text:style-name="T137"> is executed</text:span></text:p>
            <text:p text:style-name="P29"><text:span text:style-name="T138">1.2.5.4.</text:span><text:span text:style-name="T139">1. </text:span><text:bookmark text:name="result_box1341"/><text:span text:style-name="T139">The actor says </text:span><text:span text:style-name="T140">he</text:span><text:span text:style-name="T139"> </text:span><text:span text:style-name="T141">is</text:span><text:span text:style-name="T139"> not sure.</text:span></text:p>
            <text:p text:style-name="P29"><text:span text:style-name="T174">1.3.1.</text:span><text:span text:style-name="T175">1. </text:span><text:span text:style-name="T176">The actor indicates </text:span><text:span text:style-name="T61">no</text:span><text:span text:style-name="T176">.</text:span></text:p>
          </table:table-cell>
        </table:table-row>
        <table:table-row table:style-name="Table6.10">
          <table:table-cell table:style-name="Table6.A2" office:value-type="string">
            <text:p text:style-name="P48">Postconditions</text:p>
          </table:table-cell>
          <table:table-cell table:style-name="Table6.B2" office:value-type="string">
            <text:p text:style-name="P56">The database was updated (if <text:span text:style-name="T186">the actor</text:span> <text:span text:style-name="T187">has</text:span> only seen the <text:span text:style-name="T191">user</text:span> not this is true).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9">Code</text:p>
          </table:table-cell>
          <table:table-cell table:style-name="Table7.B1" office:value-type="string">
            <text:p text:style-name="P3">UC1<text:span text:style-name="T192">3</text:span></text:p>
          </table:table-cell>
        </table:table-row>
        <table:table-row>
          <table:table-cell table:style-name="Table7.A2" office:value-type="string">
            <text:p text:style-name="P49">Name</text:p>
          </table:table-cell>
          <table:table-cell table:style-name="Table7.B2" office:value-type="string">
            <text:p text:style-name="P62">View of student profile</text:p>
          </table:table-cell>
        </table:table-row>
        <table:table-row>
          <table:table-cell table:style-name="Table7.A2" office:value-type="string">
            <text:p text:style-name="P49">Author</text:p>
          </table:table-cell>
          <table:table-cell table:style-name="Table7.B2" office:value-type="string">
            <text:p text:style-name="P3">Sergio Baena López</text:p>
          </table:table-cell>
        </table:table-row>
        <table:table-row>
          <table:table-cell table:style-name="Table7.A2" office:value-type="string">
            <text:p text:style-name="P49">Date</text:p>
          </table:table-cell>
          <table:table-cell table:style-name="Table7.B2" office:value-type="string">
            <text:p text:style-name="P52">2014-05-0<text:span text:style-name="T190">9</text:span></text:p>
          </table:table-cell>
        </table:table-row>
        <table:table-row>
          <table:table-cell table:style-name="Table7.A2" office:value-type="string">
            <text:p text:style-name="P49">Description</text:p>
          </table:table-cell>
          <table:table-cell table:style-name="Table7.B2" office:value-type="string">
            <text:p text:style-name="P63">View of student profile</text:p>
          </table:table-cell>
        </table:table-row>
        <table:table-row>
          <table:table-cell table:style-name="Table7.A2" office:value-type="string">
            <text:p text:style-name="P49">Actors</text:p>
          </table:table-cell>
          <table:table-cell table:style-name="Table7.B2" office:value-type="string">
            <text:p text:style-name="P64">Teacher</text:p>
          </table:table-cell>
        </table:table-row>
        <table:table-row>
          <table:table-cell table:style-name="Table7.A2" office:value-type="string">
            <text:p text:style-name="P49">Preconditions</text:p>
          </table:table-cell>
          <table:table-cell table:style-name="Table7.B2" office:value-type="string">
            <text:p text:style-name="P6">The user session must be open.</text:p>
          </table:table-cell>
        </table:table-row>
        <table:table-row>
          <table:table-cell table:style-name="Table7.A2" office:value-type="string">
            <text:p text:style-name="P49">Normal flow</text:p>
          </table:table-cell>
          <table:table-cell table:style-name="Table7.B2" office:value-type="string">
            <text:p text:style-name="P39"><text:bookmark text:name="result_box103"/><text:span text:style-name="T73">1. </text:span><text:span text:style-name="T72">The actor requested the option to see the profile of the student.</text:span></text:p>
            <text:p text:style-name="P31"><text:span text:style-name="T158">2. </text:span><text:bookmark text:name="result_box109"/><text:span text:style-name="T74">The system displays a search form associated to it</text:span><text:span text:style-name="T75">s</text:span><text:span text:style-name="T74"> students.</text:span><text:span text:style-name="T158"> </text:span><text:span text:style-name="T161">This</text:span><text:span text:style-name="T159"> form </text:span><text:span text:style-name="T162">has</text:span><text:span text:style-name="T159"> two fields, namely, </text:span><text:span text:style-name="T51">Criterio de búsqueda </text:span><text:span text:style-name="T160">and </text:span><text:span text:style-name="T51">Valor.</text:span></text:p>
            <text:p text:style-name="P32"><text:span text:style-name="T52">3. </text:span><text:span text:style-name="T163">The actor selects the criteria (id, </text:span><text:span text:style-name="T53">nombre</text:span><text:span text:style-name="T163">, </text:span><text:span text:style-name="T53">apellidos</text:span><text:span text:style-name="T54">, </text:span><text:span text:style-name="T164">etc</text:span><text:span text:style-name="T163">) and </text:span><text:span text:style-name="T165">writes </text:span><text:span text:style-name="T163">the value to </text:span><text:span text:style-name="T166">search</text:span><text:span text:style-name="T163">.</text:span></text:p>
            <text:p text:style-name="P33"><text:span text:style-name="T168">4.</text:span><text:span text:style-name="T55"> </text:span><text:span text:style-name="T167">The actor clicks the </text:span><text:span text:style-name="T56">Buscar</text:span><text:span text:style-name="T167"> button</text:span></text:p>
            <text:p text:style-name="P34"><text:span text:style-name="T169">5. </text:span><text:span text:style-name="T167">The system goes to the </text:span><text:span text:style-name="T170">DB</text:span><text:span text:style-name="T167"> and does a LIKE.</text:span></text:p>
            <text:p text:style-name="P35"><text:span text:style-name="T171">6. </text:span><text:span text:style-name="T172">The system displays a list of search results with this format: </text:span><text:span text:style-name="T57">&lt;within result criteria&gt; &lt;link to see</text:span><text:span text:style-name="T58">&gt;</text:span></text:p>
            <text:p text:style-name="P40"><text:span text:style-name="T76">7. </text:span><text:span text:style-name="T77">The actor clicks on </text:span><text:span text:style-name="T59">Ver </text:span><text:span text:style-name="T78">link of a student</text:span><text:span text:style-name="T42">.</text:span></text:p>
            <text:p text:style-name="P36"><text:span text:style-name="T173">8. </text:span><text:bookmark text:name="result_box111"/><text:span text:style-name="T79">The system displays a read-only form selected student profile (same style as specified in the </text:span><text:span text:style-name="T60">UC04</text:span><text:span text:style-name="T79">).</text:span></text:p>
          </table:table-cell>
        </table:table-row>
        <table:table-row>
          <table:table-cell table:style-name="Table7.A2" office:value-type="string">
            <text:p text:style-name="P49">Alternative flow</text:p>
          </table:table-cell>
          <table:table-cell table:style-name="Table7.B2" office:value-type="string">
            <text:p text:style-name="P37"><text:span text:style-name="T143">5</text:span><text:span text:style-name="T142">.1. </text:span><text:span text:style-name="T133">The system detects that there is no match.</text:span></text:p>
            <text:p text:style-name="P37"><text:bookmark text:name="result_box11811"/><text:span text:style-name="T144">5.2. </text:span><text:span text:style-name="T134">The system will then display a message: </text:span><text:span text:style-name="T37">No hay coincidencias.</text:span></text:p>
            <text:p text:style-name="P37"><text:span text:style-name="T178">5.3. </text:span><text:span text:style-name="T177">The system resets the form.</text:span></text:p>
          </table:table-cell>
        </table:table-row>
        <table:table-row table:style-name="Table7.10">
          <table:table-cell table:style-name="Table7.A2" office:value-type="string">
            <text:p text:style-name="P49">Postconditions</text:p>
          </table:table-cell>
          <table:table-cell table:style-name="Table7.B2" office:value-type="string">
            <text:p text:style-name="P60">Nothing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12T14:30:44</dc:date>
    <meta:editing-duration>PT19H9M36S</meta:editing-duration>
    <meta:editing-cycles>734</meta:editing-cycles>
    <meta:generator>LibreOffice/4.0.2.2$Linux_X86_64 LibreOffice_project/4c82dcdd6efcd48b1d8bba66bfe1989deee49c3</meta:generator>
    <dc:creator>alumne </dc:creator>
    <meta:document-statistic meta:table-count="13" meta:image-count="0" meta:object-count="0" meta:page-count="15" meta:paragraph-count="456" meta:word-count="3265" meta:character-count="24231" meta:non-whitespace-character-count="16288"/>
  </office:meta>
</office:document-meta>
</file>